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473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1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ce3" style:family="table-cell" style:parent-style-name="Default">
      <style:table-cell-properties fo:background-color="#ffff00" fo:wrap-option="wrap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XP NEEDED</text:p>
          </table:table-cell>
          <table:table-cell table:style-name="ce1" office:value-type="string">
            <text:p>XP NEEDED (ROUND)</text:p>
          </table:table-cell>
          <table:table-cell table:style-name="ce3" office:value-type="string">
            <text:p>XP NEEDED (FLOOR)</text:p>
          </table:table-cell>
          <table:table-cell table:style-name="ce1" office:value-type="string">
            <text:p>XP NEEDED (FLOOR + CAP)</text:p>
          </table:table-cell>
          <table:table-cell/>
          <table:table-cell office:value-type="string">
            <text:p>STAT POINTS</text:p>
          </table:table-cell>
          <table:table-cell office:value-type="string">
            <text:p>COS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style-name="ce2" table:formula="of:=ROUND([.B2])" office:value-type="float" office:value="110">
            <text:p>110</text:p>
          </table:table-cell>
          <table:table-cell table:style-name="ce4" table:formula="of:=FLOOR([.B2];1)" office:value-type="float" office:value="110">
            <text:p>110</text:p>
          </table:table-cell>
          <table:table-cell table:formula="of:=MIN(FLOOR([.B2];1);2000000)" office:value-type="float" office:value="110">
            <text:p>11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formula="of:=[.A2]+1" office:value-type="float" office:value="2">
            <text:p>2</text:p>
          </table:table-cell>
          <table:table-cell table:formula="of:=[.B2]*1.1" office:value-type="float" office:value="121">
            <text:p>121</text:p>
          </table:table-cell>
          <table:table-cell table:formula="of:=ROUND([.B3])" office:value-type="float" office:value="121">
            <text:p>121</text:p>
          </table:table-cell>
          <table:table-cell table:style-name="ce4" table:formula="of:=FLOOR([.B3];1)" office:value-type="float" office:value="121">
            <text:p>121</text:p>
          </table:table-cell>
          <table:table-cell table:formula="of:=MIN(FLOOR([.B3];1);2000000)" office:value-type="float" office:value="121">
            <text:p>121</text:p>
          </table:table-cell>
          <table:table-cell/>
          <table:table-cell table:formula="of:=[.G2]+5" office:value-type="float" office:value="10">
            <text:p>10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3">
          <table:table-cell table:formula="of:=[.A3]+1" office:value-type="float" office:value="3">
            <text:p>3</text:p>
          </table:table-cell>
          <table:table-cell table:formula="of:=[.B3]*1.1" office:value-type="float" office:value="133.1">
            <text:p>133.1</text:p>
          </table:table-cell>
          <table:table-cell table:formula="of:=ROUND([.B4])" office:value-type="float" office:value="133">
            <text:p>133</text:p>
          </table:table-cell>
          <table:table-cell table:style-name="ce4" table:formula="of:=FLOOR([.B4];1)" office:value-type="float" office:value="133">
            <text:p>133</text:p>
          </table:table-cell>
          <table:table-cell table:formula="of:=MIN(FLOOR([.B4];1);2000000)" office:value-type="float" office:value="133">
            <text:p>133</text:p>
          </table:table-cell>
          <table:table-cell/>
          <table:table-cell table:formula="of:=[.G3]+5" office:value-type="float" office:value="15">
            <text:p>15</text:p>
          </table:table-cell>
          <table:table-cell table:formula="of:=[.H3]+[.I4]" office:value-type="float" office:value="100">
            <text:p>100</text:p>
          </table:table-cell>
          <table:table-cell table:formula="of:=[.I3]+50" office:value-type="float" office:value="75">
            <text:p>75</text:p>
          </table:table-cell>
        </table:table-row>
        <table:table-row table:style-name="ro3">
          <table:table-cell table:formula="of:=[.A4]+1" office:value-type="float" office:value="4">
            <text:p>4</text:p>
          </table:table-cell>
          <table:table-cell table:formula="of:=[.B4]*1.1" office:value-type="float" office:value="146.41">
            <text:p>146.41</text:p>
          </table:table-cell>
          <table:table-cell table:formula="of:=ROUND([.B5])" office:value-type="float" office:value="146">
            <text:p>146</text:p>
          </table:table-cell>
          <table:table-cell table:style-name="ce4" table:formula="of:=FLOOR([.B5];1)" office:value-type="float" office:value="146">
            <text:p>146</text:p>
          </table:table-cell>
          <table:table-cell table:formula="of:=MIN(FLOOR([.B5];1);2000000)" office:value-type="float" office:value="146">
            <text:p>146</text:p>
          </table:table-cell>
          <table:table-cell/>
          <table:table-cell table:formula="of:=[.G4]+5" office:value-type="float" office:value="20">
            <text:p>20</text:p>
          </table:table-cell>
          <table:table-cell table:formula="of:=[.H4]+[.I5]" office:value-type="float" office:value="225">
            <text:p>225</text:p>
          </table:table-cell>
          <table:table-cell table:formula="of:=[.I4]+50" office:value-type="float" office:value="125">
            <text:p>125</text:p>
          </table:table-cell>
        </table:table-row>
        <table:table-row table:style-name="ro3">
          <table:table-cell table:formula="of:=[.A5]+1" office:value-type="float" office:value="5">
            <text:p>5</text:p>
          </table:table-cell>
          <table:table-cell table:formula="of:=[.B5]*1.1" office:value-type="float" office:value="161.051">
            <text:p>161.051</text:p>
          </table:table-cell>
          <table:table-cell table:formula="of:=ROUND([.B6])" office:value-type="float" office:value="161">
            <text:p>161</text:p>
          </table:table-cell>
          <table:table-cell table:style-name="ce4" table:formula="of:=FLOOR([.B6];1)" office:value-type="float" office:value="161">
            <text:p>161</text:p>
          </table:table-cell>
          <table:table-cell table:formula="of:=MIN(FLOOR([.B6];1);2000000)" office:value-type="float" office:value="161">
            <text:p>161</text:p>
          </table:table-cell>
          <table:table-cell/>
          <table:table-cell table:formula="of:=[.G5]+5" office:value-type="float" office:value="25">
            <text:p>25</text:p>
          </table:table-cell>
          <table:table-cell table:formula="of:=[.H5]+[.I6]" office:value-type="float" office:value="400">
            <text:p>400</text:p>
          </table:table-cell>
          <table:table-cell table:formula="of:=[.I5]+50" office:value-type="float" office:value="175">
            <text:p>175</text:p>
          </table:table-cell>
        </table:table-row>
        <table:table-row table:style-name="ro3">
          <table:table-cell table:formula="of:=[.A6]+1" office:value-type="float" office:value="6">
            <text:p>6</text:p>
          </table:table-cell>
          <table:table-cell table:formula="of:=[.B6]*1.1" office:value-type="float" office:value="177.1561">
            <text:p>177.1561</text:p>
          </table:table-cell>
          <table:table-cell table:formula="of:=ROUND([.B7])" office:value-type="float" office:value="177">
            <text:p>177</text:p>
          </table:table-cell>
          <table:table-cell table:style-name="ce4" table:formula="of:=FLOOR([.B7];1)" office:value-type="float" office:value="177">
            <text:p>177</text:p>
          </table:table-cell>
          <table:table-cell table:formula="of:=MIN(FLOOR([.B7];1);2000000)" office:value-type="float" office:value="177">
            <text:p>177</text:p>
          </table:table-cell>
          <table:table-cell/>
          <table:table-cell table:formula="of:=[.G6]+5" office:value-type="float" office:value="30">
            <text:p>30</text:p>
          </table:table-cell>
          <table:table-cell table:formula="of:=[.H6]+[.I7]" office:value-type="float" office:value="625">
            <text:p>625</text:p>
          </table:table-cell>
          <table:table-cell table:formula="of:=[.I6]+50" office:value-type="float" office:value="225">
            <text:p>225</text:p>
          </table:table-cell>
        </table:table-row>
        <table:table-row table:style-name="ro3">
          <table:table-cell table:formula="of:=[.A7]+1" office:value-type="float" office:value="7">
            <text:p>7</text:p>
          </table:table-cell>
          <table:table-cell table:formula="of:=[.B7]*1.1" office:value-type="float" office:value="194.87171">
            <text:p>194.87171</text:p>
          </table:table-cell>
          <table:table-cell table:formula="of:=ROUND([.B8])" office:value-type="float" office:value="195">
            <text:p>195</text:p>
          </table:table-cell>
          <table:table-cell table:style-name="ce4" table:formula="of:=FLOOR([.B8];1)" office:value-type="float" office:value="194">
            <text:p>194</text:p>
          </table:table-cell>
          <table:table-cell table:formula="of:=MIN(FLOOR([.B8];1);2000000)" office:value-type="float" office:value="194">
            <text:p>194</text:p>
          </table:table-cell>
          <table:table-cell/>
          <table:table-cell table:formula="of:=[.G7]+5" office:value-type="float" office:value="35">
            <text:p>35</text:p>
          </table:table-cell>
          <table:table-cell table:formula="of:=[.H7]+[.I8]" office:value-type="float" office:value="900">
            <text:p>900</text:p>
          </table:table-cell>
          <table:table-cell table:formula="of:=[.I7]+50" office:value-type="float" office:value="275">
            <text:p>275</text:p>
          </table:table-cell>
        </table:table-row>
        <table:table-row table:style-name="ro3">
          <table:table-cell table:formula="of:=[.A8]+1" office:value-type="float" office:value="8">
            <text:p>8</text:p>
          </table:table-cell>
          <table:table-cell table:formula="of:=[.B8]*1.1" office:value-type="float" office:value="214.358881">
            <text:p>214.358881</text:p>
          </table:table-cell>
          <table:table-cell table:formula="of:=ROUND([.B9])" office:value-type="float" office:value="214">
            <text:p>214</text:p>
          </table:table-cell>
          <table:table-cell table:style-name="ce4" table:formula="of:=FLOOR([.B9];1)" office:value-type="float" office:value="214">
            <text:p>214</text:p>
          </table:table-cell>
          <table:table-cell table:formula="of:=MIN(FLOOR([.B9];1);2000000)" office:value-type="float" office:value="214">
            <text:p>214</text:p>
          </table:table-cell>
          <table:table-cell/>
          <table:table-cell table:formula="of:=[.G8]+5" office:value-type="float" office:value="40">
            <text:p>40</text:p>
          </table:table-cell>
          <table:table-cell table:formula="of:=[.H8]+[.I9]" office:value-type="float" office:value="1225">
            <text:p>1225</text:p>
          </table:table-cell>
          <table:table-cell table:formula="of:=[.I8]+50" office:value-type="float" office:value="325">
            <text:p>325</text:p>
          </table:table-cell>
        </table:table-row>
        <table:table-row table:style-name="ro3">
          <table:table-cell table:formula="of:=[.A9]+1" office:value-type="float" office:value="9">
            <text:p>9</text:p>
          </table:table-cell>
          <table:table-cell table:formula="of:=[.B9]*1.1" office:value-type="float" office:value="235.7947691">
            <text:p>235.7947691</text:p>
          </table:table-cell>
          <table:table-cell table:formula="of:=ROUND([.B10])" office:value-type="float" office:value="236">
            <text:p>236</text:p>
          </table:table-cell>
          <table:table-cell table:style-name="ce4" table:formula="of:=FLOOR([.B10];1)" office:value-type="float" office:value="235">
            <text:p>235</text:p>
          </table:table-cell>
          <table:table-cell table:formula="of:=MIN(FLOOR([.B10];1);2000000)" office:value-type="float" office:value="235">
            <text:p>235</text:p>
          </table:table-cell>
          <table:table-cell/>
          <table:table-cell table:formula="of:=[.G9]+5" office:value-type="float" office:value="45">
            <text:p>45</text:p>
          </table:table-cell>
          <table:table-cell table:formula="of:=[.H9]+[.I10]" office:value-type="float" office:value="1600">
            <text:p>1600</text:p>
          </table:table-cell>
          <table:table-cell table:formula="of:=[.I9]+50" office:value-type="float" office:value="375">
            <text:p>375</text:p>
          </table:table-cell>
        </table:table-row>
        <table:table-row table:style-name="ro3">
          <table:table-cell table:formula="of:=[.A10]+1" office:value-type="float" office:value="10">
            <text:p>10</text:p>
          </table:table-cell>
          <table:table-cell table:formula="of:=[.B10]*1.1" office:value-type="float" office:value="259.37424601">
            <text:p>259.37424601</text:p>
          </table:table-cell>
          <table:table-cell table:formula="of:=ROUND([.B11])" office:value-type="float" office:value="259">
            <text:p>259</text:p>
          </table:table-cell>
          <table:table-cell table:style-name="ce4" table:formula="of:=FLOOR([.B11];1)" office:value-type="float" office:value="259">
            <text:p>259</text:p>
          </table:table-cell>
          <table:table-cell table:formula="of:=MIN(FLOOR([.B11];1);2000000)" office:value-type="float" office:value="259">
            <text:p>259</text:p>
          </table:table-cell>
          <table:table-cell/>
          <table:table-cell table:formula="of:=[.G10]+5" office:value-type="float" office:value="50">
            <text:p>50</text:p>
          </table:table-cell>
          <table:table-cell table:formula="of:=[.H10]+[.I11]" office:value-type="float" office:value="2025">
            <text:p>2025</text:p>
          </table:table-cell>
          <table:table-cell table:formula="of:=[.I10]+50" office:value-type="float" office:value="425">
            <text:p>425</text:p>
          </table:table-cell>
        </table:table-row>
        <table:table-row table:style-name="ro3">
          <table:table-cell table:formula="of:=[.A11]+1" office:value-type="float" office:value="11">
            <text:p>11</text:p>
          </table:table-cell>
          <table:table-cell table:formula="of:=[.B11]*1.1" office:value-type="float" office:value="285.311670611">
            <text:p>285.311670611</text:p>
          </table:table-cell>
          <table:table-cell table:formula="of:=ROUND([.B12])" office:value-type="float" office:value="285">
            <text:p>285</text:p>
          </table:table-cell>
          <table:table-cell table:style-name="ce4" table:formula="of:=FLOOR([.B12];1)" office:value-type="float" office:value="285">
            <text:p>285</text:p>
          </table:table-cell>
          <table:table-cell table:formula="of:=MIN(FLOOR([.B12];1);2000000)" office:value-type="float" office:value="285">
            <text:p>285</text:p>
          </table:table-cell>
          <table:table-cell/>
          <table:table-cell table:formula="of:=[.G11]+5" office:value-type="float" office:value="55">
            <text:p>55</text:p>
          </table:table-cell>
          <table:table-cell table:formula="of:=[.H11]+[.I12]" office:value-type="float" office:value="2500">
            <text:p>2500</text:p>
          </table:table-cell>
          <table:table-cell table:formula="of:=[.I11]+50" office:value-type="float" office:value="475">
            <text:p>475</text:p>
          </table:table-cell>
        </table:table-row>
        <table:table-row table:style-name="ro3">
          <table:table-cell table:formula="of:=[.A12]+1" office:value-type="float" office:value="12">
            <text:p>12</text:p>
          </table:table-cell>
          <table:table-cell table:formula="of:=[.B12]*1.1" office:value-type="float" office:value="313.8428376721">
            <text:p>313.8428376721</text:p>
          </table:table-cell>
          <table:table-cell table:formula="of:=ROUND([.B13])" office:value-type="float" office:value="314">
            <text:p>314</text:p>
          </table:table-cell>
          <table:table-cell table:style-name="ce4" table:formula="of:=FLOOR([.B13];1)" office:value-type="float" office:value="313">
            <text:p>313</text:p>
          </table:table-cell>
          <table:table-cell table:formula="of:=MIN(FLOOR([.B13];1);2000000)" office:value-type="float" office:value="313">
            <text:p>313</text:p>
          </table:table-cell>
          <table:table-cell/>
          <table:table-cell table:formula="of:=[.G12]+5" office:value-type="float" office:value="60">
            <text:p>60</text:p>
          </table:table-cell>
          <table:table-cell table:formula="of:=[.H12]+[.I13]" office:value-type="float" office:value="3025">
            <text:p>3025</text:p>
          </table:table-cell>
          <table:table-cell table:formula="of:=[.I12]+50" office:value-type="float" office:value="525">
            <text:p>525</text:p>
          </table:table-cell>
        </table:table-row>
        <table:table-row table:style-name="ro3">
          <table:table-cell table:formula="of:=[.A13]+1" office:value-type="float" office:value="13">
            <text:p>13</text:p>
          </table:table-cell>
          <table:table-cell table:formula="of:=[.B13]*1.1" office:value-type="float" office:value="345.22712143931">
            <text:p>345.2271214393</text:p>
          </table:table-cell>
          <table:table-cell table:formula="of:=ROUND([.B14])" office:value-type="float" office:value="345">
            <text:p>345</text:p>
          </table:table-cell>
          <table:table-cell table:style-name="ce4" table:formula="of:=FLOOR([.B14];1)" office:value-type="float" office:value="345">
            <text:p>345</text:p>
          </table:table-cell>
          <table:table-cell table:formula="of:=MIN(FLOOR([.B14];1);2000000)" office:value-type="float" office:value="345">
            <text:p>345</text:p>
          </table:table-cell>
          <table:table-cell/>
          <table:table-cell table:formula="of:=[.G13]+5" office:value-type="float" office:value="65">
            <text:p>65</text:p>
          </table:table-cell>
          <table:table-cell table:formula="of:=[.H13]+[.I14]" office:value-type="float" office:value="3600">
            <text:p>3600</text:p>
          </table:table-cell>
          <table:table-cell table:formula="of:=[.I13]+50" office:value-type="float" office:value="575">
            <text:p>575</text:p>
          </table:table-cell>
        </table:table-row>
        <table:table-row table:style-name="ro3">
          <table:table-cell table:formula="of:=[.A14]+1" office:value-type="float" office:value="14">
            <text:p>14</text:p>
          </table:table-cell>
          <table:table-cell table:formula="of:=[.B14]*1.1" office:value-type="float" office:value="379.749833583241">
            <text:p>379.7498335832</text:p>
          </table:table-cell>
          <table:table-cell table:formula="of:=ROUND([.B15])" office:value-type="float" office:value="380">
            <text:p>380</text:p>
          </table:table-cell>
          <table:table-cell table:style-name="ce4" table:formula="of:=FLOOR([.B15];1)" office:value-type="float" office:value="379">
            <text:p>379</text:p>
          </table:table-cell>
          <table:table-cell table:formula="of:=MIN(FLOOR([.B15];1);2000000)" office:value-type="float" office:value="379">
            <text:p>379</text:p>
          </table:table-cell>
          <table:table-cell/>
          <table:table-cell table:formula="of:=[.G14]+5" office:value-type="float" office:value="70">
            <text:p>70</text:p>
          </table:table-cell>
          <table:table-cell table:formula="of:=[.H14]+[.I15]" office:value-type="float" office:value="4225">
            <text:p>4225</text:p>
          </table:table-cell>
          <table:table-cell table:formula="of:=[.I14]+50" office:value-type="float" office:value="625">
            <text:p>625</text:p>
          </table:table-cell>
        </table:table-row>
        <table:table-row table:style-name="ro3">
          <table:table-cell table:formula="of:=[.A15]+1" office:value-type="float" office:value="15">
            <text:p>15</text:p>
          </table:table-cell>
          <table:table-cell table:formula="of:=[.B15]*1.1" office:value-type="float" office:value="417.724816941566">
            <text:p>417.7248169416</text:p>
          </table:table-cell>
          <table:table-cell table:formula="of:=ROUND([.B16])" office:value-type="float" office:value="418">
            <text:p>418</text:p>
          </table:table-cell>
          <table:table-cell table:style-name="ce4" table:formula="of:=FLOOR([.B16];1)" office:value-type="float" office:value="417">
            <text:p>417</text:p>
          </table:table-cell>
          <table:table-cell table:formula="of:=MIN(FLOOR([.B16];1);2000000)" office:value-type="float" office:value="417">
            <text:p>417</text:p>
          </table:table-cell>
          <table:table-cell/>
          <table:table-cell table:formula="of:=[.G15]+5" office:value-type="float" office:value="75">
            <text:p>75</text:p>
          </table:table-cell>
          <table:table-cell table:formula="of:=[.H15]+[.I16]" office:value-type="float" office:value="4900">
            <text:p>4900</text:p>
          </table:table-cell>
          <table:table-cell table:formula="of:=[.I15]+50" office:value-type="float" office:value="675">
            <text:p>675</text:p>
          </table:table-cell>
        </table:table-row>
        <table:table-row table:style-name="ro3">
          <table:table-cell table:formula="of:=[.A16]+1" office:value-type="float" office:value="16">
            <text:p>16</text:p>
          </table:table-cell>
          <table:table-cell table:formula="of:=[.B16]*1.1" office:value-type="float" office:value="459.497298635722">
            <text:p>459.4972986357</text:p>
          </table:table-cell>
          <table:table-cell table:formula="of:=ROUND([.B17])" office:value-type="float" office:value="459">
            <text:p>459</text:p>
          </table:table-cell>
          <table:table-cell table:style-name="ce4" table:formula="of:=FLOOR([.B17];1)" office:value-type="float" office:value="459">
            <text:p>459</text:p>
          </table:table-cell>
          <table:table-cell table:formula="of:=MIN(FLOOR([.B17];1);2000000)" office:value-type="float" office:value="459">
            <text:p>459</text:p>
          </table:table-cell>
          <table:table-cell/>
          <table:table-cell table:formula="of:=[.G16]+5" office:value-type="float" office:value="80">
            <text:p>80</text:p>
          </table:table-cell>
          <table:table-cell table:formula="of:=[.H16]+[.I17]" office:value-type="float" office:value="5625">
            <text:p>5625</text:p>
          </table:table-cell>
          <table:table-cell table:formula="of:=[.I16]+50" office:value-type="float" office:value="725">
            <text:p>725</text:p>
          </table:table-cell>
        </table:table-row>
        <table:table-row table:style-name="ro3">
          <table:table-cell table:formula="of:=[.A17]+1" office:value-type="float" office:value="17">
            <text:p>17</text:p>
          </table:table-cell>
          <table:table-cell table:formula="of:=[.B17]*1.1" office:value-type="float" office:value="505.447028499294">
            <text:p>505.4470284993</text:p>
          </table:table-cell>
          <table:table-cell table:formula="of:=ROUND([.B18])" office:value-type="float" office:value="505">
            <text:p>505</text:p>
          </table:table-cell>
          <table:table-cell table:style-name="ce4" table:formula="of:=FLOOR([.B18];1)" office:value-type="float" office:value="505">
            <text:p>505</text:p>
          </table:table-cell>
          <table:table-cell table:formula="of:=MIN(FLOOR([.B18];1);2000000)" office:value-type="float" office:value="505">
            <text:p>505</text:p>
          </table:table-cell>
          <table:table-cell/>
          <table:table-cell table:formula="of:=[.G17]+5" office:value-type="float" office:value="85">
            <text:p>85</text:p>
          </table:table-cell>
          <table:table-cell table:formula="of:=[.H17]+[.I18]" office:value-type="float" office:value="6400">
            <text:p>6400</text:p>
          </table:table-cell>
          <table:table-cell table:formula="of:=[.I17]+50" office:value-type="float" office:value="775">
            <text:p>775</text:p>
          </table:table-cell>
        </table:table-row>
        <table:table-row table:style-name="ro3">
          <table:table-cell table:formula="of:=[.A18]+1" office:value-type="float" office:value="18">
            <text:p>18</text:p>
          </table:table-cell>
          <table:table-cell table:formula="of:=[.B18]*1.1" office:value-type="float" office:value="555.991731349224">
            <text:p>555.9917313492</text:p>
          </table:table-cell>
          <table:table-cell table:formula="of:=ROUND([.B19])" office:value-type="float" office:value="556">
            <text:p>556</text:p>
          </table:table-cell>
          <table:table-cell table:style-name="ce4" table:formula="of:=FLOOR([.B19];1)" office:value-type="float" office:value="555">
            <text:p>555</text:p>
          </table:table-cell>
          <table:table-cell table:formula="of:=MIN(FLOOR([.B19];1);2000000)" office:value-type="float" office:value="555">
            <text:p>555</text:p>
          </table:table-cell>
          <table:table-cell/>
          <table:table-cell table:formula="of:=[.G18]+5" office:value-type="float" office:value="90">
            <text:p>90</text:p>
          </table:table-cell>
          <table:table-cell table:formula="of:=[.H18]+[.I19]" office:value-type="float" office:value="7225">
            <text:p>7225</text:p>
          </table:table-cell>
          <table:table-cell table:formula="of:=[.I18]+50" office:value-type="float" office:value="825">
            <text:p>825</text:p>
          </table:table-cell>
        </table:table-row>
        <table:table-row table:style-name="ro3">
          <table:table-cell table:formula="of:=[.A19]+1" office:value-type="float" office:value="19">
            <text:p>19</text:p>
          </table:table-cell>
          <table:table-cell table:formula="of:=[.B19]*1.1" office:value-type="float" office:value="611.590904484146">
            <text:p>611.5909044841</text:p>
          </table:table-cell>
          <table:table-cell table:formula="of:=ROUND([.B20])" office:value-type="float" office:value="612">
            <text:p>612</text:p>
          </table:table-cell>
          <table:table-cell table:style-name="ce4" table:formula="of:=FLOOR([.B20];1)" office:value-type="float" office:value="611">
            <text:p>611</text:p>
          </table:table-cell>
          <table:table-cell table:formula="of:=MIN(FLOOR([.B20];1);2000000)" office:value-type="float" office:value="611">
            <text:p>611</text:p>
          </table:table-cell>
          <table:table-cell/>
          <table:table-cell table:formula="of:=[.G19]+5" office:value-type="float" office:value="95">
            <text:p>95</text:p>
          </table:table-cell>
          <table:table-cell table:formula="of:=[.H19]+[.I20]" office:value-type="float" office:value="8100">
            <text:p>8100</text:p>
          </table:table-cell>
          <table:table-cell table:formula="of:=[.I19]+50" office:value-type="float" office:value="875">
            <text:p>875</text:p>
          </table:table-cell>
        </table:table-row>
        <table:table-row table:style-name="ro3">
          <table:table-cell table:formula="of:=[.A20]+1" office:value-type="float" office:value="20">
            <text:p>20</text:p>
          </table:table-cell>
          <table:table-cell table:formula="of:=[.B20]*1.1" office:value-type="float" office:value="672.749994932561">
            <text:p>672.7499949326</text:p>
          </table:table-cell>
          <table:table-cell table:formula="of:=ROUND([.B21])" office:value-type="float" office:value="673">
            <text:p>673</text:p>
          </table:table-cell>
          <table:table-cell table:style-name="ce4" table:formula="of:=FLOOR([.B21];1)" office:value-type="float" office:value="672">
            <text:p>672</text:p>
          </table:table-cell>
          <table:table-cell table:formula="of:=MIN(FLOOR([.B21];1);2000000)" office:value-type="float" office:value="672">
            <text:p>672</text:p>
          </table:table-cell>
          <table:table-cell/>
          <table:table-cell table:formula="of:=[.G20]+5" office:value-type="float" office:value="100">
            <text:p>100</text:p>
          </table:table-cell>
          <table:table-cell table:formula="of:=[.H20]+[.I21]" office:value-type="float" office:value="9025">
            <text:p>9025</text:p>
          </table:table-cell>
          <table:table-cell table:formula="of:=[.I20]+50" office:value-type="float" office:value="925">
            <text:p>925</text:p>
          </table:table-cell>
        </table:table-row>
        <table:table-row table:style-name="ro3">
          <table:table-cell table:formula="of:=[.A21]+1" office:value-type="float" office:value="21">
            <text:p>21</text:p>
          </table:table-cell>
          <table:table-cell table:formula="of:=[.B21]*1.1" office:value-type="float" office:value="740.024994425817">
            <text:p>740.0249944258</text:p>
          </table:table-cell>
          <table:table-cell table:formula="of:=ROUND([.B22])" office:value-type="float" office:value="740">
            <text:p>740</text:p>
          </table:table-cell>
          <table:table-cell table:style-name="ce4" table:formula="of:=FLOOR([.B22];1)" office:value-type="float" office:value="740">
            <text:p>740</text:p>
          </table:table-cell>
          <table:table-cell table:formula="of:=MIN(FLOOR([.B22];1);2000000)" office:value-type="float" office:value="740">
            <text:p>740</text:p>
          </table:table-cell>
          <table:table-cell/>
          <table:table-cell table:formula="of:=[.G21]+5" office:value-type="float" office:value="105">
            <text:p>105</text:p>
          </table:table-cell>
          <table:table-cell table:formula="of:=[.H21]+[.I22]" office:value-type="float" office:value="10000">
            <text:p>10000</text:p>
          </table:table-cell>
          <table:table-cell table:formula="of:=[.I21]+50" office:value-type="float" office:value="975">
            <text:p>975</text:p>
          </table:table-cell>
        </table:table-row>
        <table:table-row table:style-name="ro3">
          <table:table-cell table:formula="of:=[.A22]+1" office:value-type="float" office:value="22">
            <text:p>22</text:p>
          </table:table-cell>
          <table:table-cell table:formula="of:=[.B22]*1.1" office:value-type="float" office:value="814.027493868399">
            <text:p>814.0274938684</text:p>
          </table:table-cell>
          <table:table-cell table:formula="of:=ROUND([.B23])" office:value-type="float" office:value="814">
            <text:p>814</text:p>
          </table:table-cell>
          <table:table-cell table:style-name="ce4" table:formula="of:=FLOOR([.B23];1)" office:value-type="float" office:value="814">
            <text:p>814</text:p>
          </table:table-cell>
          <table:table-cell table:formula="of:=MIN(FLOOR([.B23];1);2000000)" office:value-type="float" office:value="814">
            <text:p>814</text:p>
          </table:table-cell>
          <table:table-cell/>
          <table:table-cell table:formula="of:=[.G22]+5" office:value-type="float" office:value="110">
            <text:p>110</text:p>
          </table:table-cell>
          <table:table-cell table:formula="of:=[.H22]+[.I23]" office:value-type="float" office:value="11025">
            <text:p>11025</text:p>
          </table:table-cell>
          <table:table-cell table:formula="of:=[.I22]+50" office:value-type="float" office:value="1025">
            <text:p>1025</text:p>
          </table:table-cell>
        </table:table-row>
        <table:table-row table:style-name="ro3">
          <table:table-cell table:formula="of:=[.A23]+1" office:value-type="float" office:value="23">
            <text:p>23</text:p>
          </table:table-cell>
          <table:table-cell table:formula="of:=[.B23]*1.1" office:value-type="float" office:value="895.430243255239">
            <text:p>895.4302432552</text:p>
          </table:table-cell>
          <table:table-cell table:formula="of:=ROUND([.B24])" office:value-type="float" office:value="895">
            <text:p>895</text:p>
          </table:table-cell>
          <table:table-cell table:style-name="ce4" table:formula="of:=FLOOR([.B24];1)" office:value-type="float" office:value="895">
            <text:p>895</text:p>
          </table:table-cell>
          <table:table-cell table:formula="of:=MIN(FLOOR([.B24];1);2000000)" office:value-type="float" office:value="895">
            <text:p>895</text:p>
          </table:table-cell>
          <table:table-cell/>
          <table:table-cell table:formula="of:=[.G23]+5" office:value-type="float" office:value="115">
            <text:p>115</text:p>
          </table:table-cell>
          <table:table-cell table:formula="of:=[.H23]+[.I24]" office:value-type="float" office:value="12100">
            <text:p>12100</text:p>
          </table:table-cell>
          <table:table-cell table:formula="of:=[.I23]+50" office:value-type="float" office:value="1075">
            <text:p>1075</text:p>
          </table:table-cell>
        </table:table-row>
        <table:table-row table:style-name="ro3">
          <table:table-cell table:formula="of:=[.A24]+1" office:value-type="float" office:value="24">
            <text:p>24</text:p>
          </table:table-cell>
          <table:table-cell table:formula="of:=[.B24]*1.1" office:value-type="float" office:value="984.973267580763">
            <text:p>984.9732675808</text:p>
          </table:table-cell>
          <table:table-cell table:formula="of:=ROUND([.B25])" office:value-type="float" office:value="985">
            <text:p>985</text:p>
          </table:table-cell>
          <table:table-cell table:style-name="ce4" table:formula="of:=FLOOR([.B25];1)" office:value-type="float" office:value="984">
            <text:p>984</text:p>
          </table:table-cell>
          <table:table-cell table:formula="of:=MIN(FLOOR([.B25];1);2000000)" office:value-type="float" office:value="984">
            <text:p>984</text:p>
          </table:table-cell>
          <table:table-cell/>
          <table:table-cell table:formula="of:=[.G24]+5" office:value-type="float" office:value="120">
            <text:p>120</text:p>
          </table:table-cell>
          <table:table-cell table:formula="of:=[.H24]+[.I25]" office:value-type="float" office:value="13225">
            <text:p>13225</text:p>
          </table:table-cell>
          <table:table-cell table:formula="of:=[.I24]+50" office:value-type="float" office:value="1125">
            <text:p>1125</text:p>
          </table:table-cell>
        </table:table-row>
        <table:table-row table:style-name="ro3">
          <table:table-cell table:formula="of:=[.A25]+1" office:value-type="float" office:value="25">
            <text:p>25</text:p>
          </table:table-cell>
          <table:table-cell table:formula="of:=[.B25]*1.1" office:value-type="float" office:value="1083.47059433884">
            <text:p>1083.4705943388</text:p>
          </table:table-cell>
          <table:table-cell table:formula="of:=ROUND([.B26])" office:value-type="float" office:value="1083">
            <text:p>1083</text:p>
          </table:table-cell>
          <table:table-cell table:style-name="ce4" table:formula="of:=FLOOR([.B26];1)" office:value-type="float" office:value="1083">
            <text:p>1083</text:p>
          </table:table-cell>
          <table:table-cell table:formula="of:=MIN(FLOOR([.B26];1);2000000)" office:value-type="float" office:value="1083">
            <text:p>1083</text:p>
          </table:table-cell>
          <table:table-cell/>
          <table:table-cell table:formula="of:=[.G25]+5" office:value-type="float" office:value="125">
            <text:p>125</text:p>
          </table:table-cell>
          <table:table-cell table:formula="of:=[.H25]+[.I26]" office:value-type="float" office:value="14400">
            <text:p>14400</text:p>
          </table:table-cell>
          <table:table-cell table:formula="of:=[.I25]+50" office:value-type="float" office:value="1175">
            <text:p>1175</text:p>
          </table:table-cell>
        </table:table-row>
        <table:table-row table:style-name="ro3">
          <table:table-cell table:formula="of:=[.A26]+1" office:value-type="float" office:value="26">
            <text:p>26</text:p>
          </table:table-cell>
          <table:table-cell table:formula="of:=[.B26]*1.1" office:value-type="float" office:value="1191.81765377272">
            <text:p>1191.8176537727</text:p>
          </table:table-cell>
          <table:table-cell table:formula="of:=ROUND([.B27])" office:value-type="float" office:value="1192">
            <text:p>1192</text:p>
          </table:table-cell>
          <table:table-cell table:style-name="ce4" table:formula="of:=FLOOR([.B27];1)" office:value-type="float" office:value="1191">
            <text:p>1191</text:p>
          </table:table-cell>
          <table:table-cell table:formula="of:=MIN(FLOOR([.B27];1);2000000)" office:value-type="float" office:value="1191">
            <text:p>1191</text:p>
          </table:table-cell>
          <table:table-cell/>
          <table:table-cell table:formula="of:=[.G26]+5" office:value-type="float" office:value="130">
            <text:p>130</text:p>
          </table:table-cell>
          <table:table-cell table:formula="of:=[.H26]+[.I27]" office:value-type="float" office:value="15625">
            <text:p>15625</text:p>
          </table:table-cell>
          <table:table-cell table:formula="of:=[.I26]+50" office:value-type="float" office:value="1225">
            <text:p>1225</text:p>
          </table:table-cell>
        </table:table-row>
        <table:table-row table:style-name="ro3">
          <table:table-cell table:formula="of:=[.A27]+1" office:value-type="float" office:value="27">
            <text:p>27</text:p>
          </table:table-cell>
          <table:table-cell table:formula="of:=[.B27]*1.1" office:value-type="float" office:value="1310.99941915">
            <text:p>1310.99941915</text:p>
          </table:table-cell>
          <table:table-cell table:formula="of:=ROUND([.B28])" office:value-type="float" office:value="1311">
            <text:p>1311</text:p>
          </table:table-cell>
          <table:table-cell table:style-name="ce4" table:formula="of:=FLOOR([.B28];1)" office:value-type="float" office:value="1310">
            <text:p>1310</text:p>
          </table:table-cell>
          <table:table-cell table:formula="of:=MIN(FLOOR([.B28];1);2000000)" office:value-type="float" office:value="1310">
            <text:p>1310</text:p>
          </table:table-cell>
          <table:table-cell/>
          <table:table-cell table:formula="of:=[.G27]+5" office:value-type="float" office:value="135">
            <text:p>135</text:p>
          </table:table-cell>
          <table:table-cell table:formula="of:=[.H27]+[.I28]" office:value-type="float" office:value="16900">
            <text:p>16900</text:p>
          </table:table-cell>
          <table:table-cell table:formula="of:=[.I27]+50" office:value-type="float" office:value="1275">
            <text:p>1275</text:p>
          </table:table-cell>
        </table:table-row>
        <table:table-row table:style-name="ro3">
          <table:table-cell table:formula="of:=[.A28]+1" office:value-type="float" office:value="28">
            <text:p>28</text:p>
          </table:table-cell>
          <table:table-cell table:formula="of:=[.B28]*1.1" office:value-type="float" office:value="1442.09936106499">
            <text:p>1442.099361065</text:p>
          </table:table-cell>
          <table:table-cell table:formula="of:=ROUND([.B29])" office:value-type="float" office:value="1442">
            <text:p>1442</text:p>
          </table:table-cell>
          <table:table-cell table:style-name="ce4" table:formula="of:=FLOOR([.B29];1)" office:value-type="float" office:value="1442">
            <text:p>1442</text:p>
          </table:table-cell>
          <table:table-cell table:formula="of:=MIN(FLOOR([.B29];1);2000000)" office:value-type="float" office:value="1442">
            <text:p>1442</text:p>
          </table:table-cell>
          <table:table-cell/>
          <table:table-cell table:formula="of:=[.G28]+5" office:value-type="float" office:value="140">
            <text:p>140</text:p>
          </table:table-cell>
          <table:table-cell table:formula="of:=[.H28]+[.I29]" office:value-type="float" office:value="18225">
            <text:p>18225</text:p>
          </table:table-cell>
          <table:table-cell table:formula="of:=[.I28]+50" office:value-type="float" office:value="1325">
            <text:p>1325</text:p>
          </table:table-cell>
        </table:table-row>
        <table:table-row table:style-name="ro3">
          <table:table-cell table:formula="of:=[.A29]+1" office:value-type="float" office:value="29">
            <text:p>29</text:p>
          </table:table-cell>
          <table:table-cell table:formula="of:=[.B29]*1.1" office:value-type="float" office:value="1586.30929717149">
            <text:p>1586.3092971715</text:p>
          </table:table-cell>
          <table:table-cell table:formula="of:=ROUND([.B30])" office:value-type="float" office:value="1586">
            <text:p>1586</text:p>
          </table:table-cell>
          <table:table-cell table:style-name="ce4" table:formula="of:=FLOOR([.B30];1)" office:value-type="float" office:value="1586">
            <text:p>1586</text:p>
          </table:table-cell>
          <table:table-cell table:formula="of:=MIN(FLOOR([.B30];1);2000000)" office:value-type="float" office:value="1586">
            <text:p>1586</text:p>
          </table:table-cell>
          <table:table-cell/>
          <table:table-cell table:formula="of:=[.G29]+5" office:value-type="float" office:value="145">
            <text:p>145</text:p>
          </table:table-cell>
          <table:table-cell table:formula="of:=[.H29]+[.I30]" office:value-type="float" office:value="19600">
            <text:p>19600</text:p>
          </table:table-cell>
          <table:table-cell table:formula="of:=[.I29]+50" office:value-type="float" office:value="1375">
            <text:p>1375</text:p>
          </table:table-cell>
        </table:table-row>
        <table:table-row table:style-name="ro3">
          <table:table-cell table:formula="of:=[.A30]+1" office:value-type="float" office:value="30">
            <text:p>30</text:p>
          </table:table-cell>
          <table:table-cell table:formula="of:=[.B30]*1.1" office:value-type="float" office:value="1744.94022688864">
            <text:p>1744.9402268887</text:p>
          </table:table-cell>
          <table:table-cell table:formula="of:=ROUND([.B31])" office:value-type="float" office:value="1745">
            <text:p>1745</text:p>
          </table:table-cell>
          <table:table-cell table:style-name="ce4" table:formula="of:=FLOOR([.B31];1)" office:value-type="float" office:value="1744">
            <text:p>1744</text:p>
          </table:table-cell>
          <table:table-cell table:formula="of:=MIN(FLOOR([.B31];1);2000000)" office:value-type="float" office:value="1744">
            <text:p>1744</text:p>
          </table:table-cell>
          <table:table-cell/>
          <table:table-cell table:formula="of:=[.G30]+5" office:value-type="float" office:value="150">
            <text:p>150</text:p>
          </table:table-cell>
          <table:table-cell table:formula="of:=[.H30]+[.I31]" office:value-type="float" office:value="21025">
            <text:p>21025</text:p>
          </table:table-cell>
          <table:table-cell table:formula="of:=[.I30]+50" office:value-type="float" office:value="1425">
            <text:p>1425</text:p>
          </table:table-cell>
        </table:table-row>
        <table:table-row table:style-name="ro3">
          <table:table-cell table:formula="of:=[.A31]+1" office:value-type="float" office:value="31">
            <text:p>31</text:p>
          </table:table-cell>
          <table:table-cell table:formula="of:=[.B31]*1.1" office:value-type="float" office:value="1919.43424957751">
            <text:p>1919.4342495775</text:p>
          </table:table-cell>
          <table:table-cell table:formula="of:=ROUND([.B32])" office:value-type="float" office:value="1919">
            <text:p>1919</text:p>
          </table:table-cell>
          <table:table-cell table:style-name="ce4" table:formula="of:=FLOOR([.B32];1)" office:value-type="float" office:value="1919">
            <text:p>1919</text:p>
          </table:table-cell>
          <table:table-cell table:formula="of:=MIN(FLOOR([.B32];1);2000000)" office:value-type="float" office:value="1919">
            <text:p>1919</text:p>
          </table:table-cell>
          <table:table-cell table:number-columns-repeated="4"/>
        </table:table-row>
        <table:table-row table:style-name="ro3">
          <table:table-cell table:formula="of:=[.A32]+1" office:value-type="float" office:value="32">
            <text:p>32</text:p>
          </table:table-cell>
          <table:table-cell table:formula="of:=[.B32]*1.1" office:value-type="float" office:value="2111.37767453526">
            <text:p>2111.3776745353</text:p>
          </table:table-cell>
          <table:table-cell table:formula="of:=ROUND([.B33])" office:value-type="float" office:value="2111">
            <text:p>2111</text:p>
          </table:table-cell>
          <table:table-cell table:style-name="ce4" table:formula="of:=FLOOR([.B33];1)" office:value-type="float" office:value="2111">
            <text:p>2111</text:p>
          </table:table-cell>
          <table:table-cell table:formula="of:=MIN(FLOOR([.B33];1);2000000)" office:value-type="float" office:value="2111">
            <text:p>2111</text:p>
          </table:table-cell>
          <table:table-cell table:number-columns-repeated="4"/>
        </table:table-row>
        <table:table-row table:style-name="ro3">
          <table:table-cell table:formula="of:=[.A33]+1" office:value-type="float" office:value="33">
            <text:p>33</text:p>
          </table:table-cell>
          <table:table-cell table:formula="of:=[.B33]*1.1" office:value-type="float" office:value="2322.51544198879">
            <text:p>2322.5154419888</text:p>
          </table:table-cell>
          <table:table-cell table:formula="of:=ROUND([.B34])" office:value-type="float" office:value="2323">
            <text:p>2323</text:p>
          </table:table-cell>
          <table:table-cell table:style-name="ce4" table:formula="of:=FLOOR([.B34];1)" office:value-type="float" office:value="2322">
            <text:p>2322</text:p>
          </table:table-cell>
          <table:table-cell table:formula="of:=MIN(FLOOR([.B34];1);2000000)" office:value-type="float" office:value="2322">
            <text:p>2322</text:p>
          </table:table-cell>
          <table:table-cell table:number-columns-repeated="4"/>
        </table:table-row>
        <table:table-row table:style-name="ro3">
          <table:table-cell table:formula="of:=[.A34]+1" office:value-type="float" office:value="34">
            <text:p>34</text:p>
          </table:table-cell>
          <table:table-cell table:formula="of:=[.B34]*1.1" office:value-type="float" office:value="2554.76698618766">
            <text:p>2554.7669861877</text:p>
          </table:table-cell>
          <table:table-cell table:formula="of:=ROUND([.B35])" office:value-type="float" office:value="2555">
            <text:p>2555</text:p>
          </table:table-cell>
          <table:table-cell table:style-name="ce4" table:formula="of:=FLOOR([.B35];1)" office:value-type="float" office:value="2554">
            <text:p>2554</text:p>
          </table:table-cell>
          <table:table-cell table:formula="of:=MIN(FLOOR([.B35];1);2000000)" office:value-type="float" office:value="2554">
            <text:p>2554</text:p>
          </table:table-cell>
          <table:table-cell table:number-columns-repeated="4"/>
        </table:table-row>
        <table:table-row table:style-name="ro3">
          <table:table-cell table:formula="of:=[.A35]+1" office:value-type="float" office:value="35">
            <text:p>35</text:p>
          </table:table-cell>
          <table:table-cell table:formula="of:=[.B35]*1.1" office:value-type="float" office:value="2810.24368480643">
            <text:p>2810.2436848064</text:p>
          </table:table-cell>
          <table:table-cell table:formula="of:=ROUND([.B36])" office:value-type="float" office:value="2810">
            <text:p>2810</text:p>
          </table:table-cell>
          <table:table-cell table:style-name="ce4" table:formula="of:=FLOOR([.B36];1)" office:value-type="float" office:value="2810">
            <text:p>2810</text:p>
          </table:table-cell>
          <table:table-cell table:formula="of:=MIN(FLOOR([.B36];1);2000000)" office:value-type="float" office:value="2810">
            <text:p>2810</text:p>
          </table:table-cell>
          <table:table-cell table:number-columns-repeated="4"/>
        </table:table-row>
        <table:table-row table:style-name="ro2">
          <table:table-cell table:formula="of:=[.A36]+1" office:value-type="float" office:value="36">
            <text:p>36</text:p>
          </table:table-cell>
          <table:table-cell table:formula="of:=[.B36]*1.1" office:value-type="float" office:value="3091.26805328707">
            <text:p>3091.2680532871</text:p>
          </table:table-cell>
          <table:table-cell table:formula="of:=ROUND([.B37])" office:value-type="float" office:value="3091">
            <text:p>3091</text:p>
          </table:table-cell>
          <table:table-cell table:style-name="ce4" table:formula="of:=FLOOR([.B37];1)" office:value-type="float" office:value="3091">
            <text:p>3091</text:p>
          </table:table-cell>
          <table:table-cell table:formula="of:=MIN(FLOOR([.B37];1);2000000)" office:value-type="float" office:value="3091">
            <text:p>3091</text:p>
          </table:table-cell>
          <table:table-cell table:number-columns-repeated="4"/>
        </table:table-row>
        <table:table-row table:style-name="ro2">
          <table:table-cell table:formula="of:=[.A37]+1" office:value-type="float" office:value="37">
            <text:p>37</text:p>
          </table:table-cell>
          <table:table-cell table:formula="of:=[.B37]*1.1" office:value-type="float" office:value="3400.39485861578">
            <text:p>3400.3948586158</text:p>
          </table:table-cell>
          <table:table-cell table:formula="of:=ROUND([.B38])" office:value-type="float" office:value="3400">
            <text:p>3400</text:p>
          </table:table-cell>
          <table:table-cell table:style-name="ce4" table:formula="of:=FLOOR([.B38];1)" office:value-type="float" office:value="3400">
            <text:p>3400</text:p>
          </table:table-cell>
          <table:table-cell table:formula="of:=MIN(FLOOR([.B38];1);2000000)" office:value-type="float" office:value="3400">
            <text:p>3400</text:p>
          </table:table-cell>
          <table:table-cell table:number-columns-repeated="4"/>
        </table:table-row>
        <table:table-row table:style-name="ro2">
          <table:table-cell table:formula="of:=[.A38]+1" office:value-type="float" office:value="38">
            <text:p>38</text:p>
          </table:table-cell>
          <table:table-cell table:formula="of:=[.B38]*1.1" office:value-type="float" office:value="3740.43434447736">
            <text:p>3740.4343444774</text:p>
          </table:table-cell>
          <table:table-cell table:formula="of:=ROUND([.B39])" office:value-type="float" office:value="3740">
            <text:p>3740</text:p>
          </table:table-cell>
          <table:table-cell table:style-name="ce4" table:formula="of:=FLOOR([.B39];1)" office:value-type="float" office:value="3740">
            <text:p>3740</text:p>
          </table:table-cell>
          <table:table-cell table:formula="of:=MIN(FLOOR([.B39];1);2000000)" office:value-type="float" office:value="3740">
            <text:p>3740</text:p>
          </table:table-cell>
          <table:table-cell table:number-columns-repeated="4"/>
        </table:table-row>
        <table:table-row table:style-name="ro2">
          <table:table-cell table:formula="of:=[.A39]+1" office:value-type="float" office:value="39">
            <text:p>39</text:p>
          </table:table-cell>
          <table:table-cell table:formula="of:=[.B39]*1.1" office:value-type="float" office:value="4114.4777789251">
            <text:p>4114.4777789251</text:p>
          </table:table-cell>
          <table:table-cell table:formula="of:=ROUND([.B40])" office:value-type="float" office:value="4114">
            <text:p>4114</text:p>
          </table:table-cell>
          <table:table-cell table:style-name="ce4" table:formula="of:=FLOOR([.B40];1)" office:value-type="float" office:value="4114">
            <text:p>4114</text:p>
          </table:table-cell>
          <table:table-cell table:formula="of:=MIN(FLOOR([.B40];1);2000000)" office:value-type="float" office:value="4114">
            <text:p>4114</text:p>
          </table:table-cell>
          <table:table-cell table:number-columns-repeated="4"/>
        </table:table-row>
        <table:table-row table:style-name="ro2">
          <table:table-cell table:formula="of:=[.A40]+1" office:value-type="float" office:value="40">
            <text:p>40</text:p>
          </table:table-cell>
          <table:table-cell table:formula="of:=[.B40]*1.1" office:value-type="float" office:value="4525.92555681761">
            <text:p>4525.9255568176</text:p>
          </table:table-cell>
          <table:table-cell table:formula="of:=ROUND([.B41])" office:value-type="float" office:value="4526">
            <text:p>4526</text:p>
          </table:table-cell>
          <table:table-cell table:style-name="ce4" table:formula="of:=FLOOR([.B41];1)" office:value-type="float" office:value="4525">
            <text:p>4525</text:p>
          </table:table-cell>
          <table:table-cell table:formula="of:=MIN(FLOOR([.B41];1);2000000)" office:value-type="float" office:value="4525">
            <text:p>4525</text:p>
          </table:table-cell>
          <table:table-cell table:number-columns-repeated="4"/>
        </table:table-row>
        <table:table-row table:style-name="ro2">
          <table:table-cell table:formula="of:=[.A41]+1" office:value-type="float" office:value="41">
            <text:p>41</text:p>
          </table:table-cell>
          <table:table-cell table:formula="of:=[.B41]*1.1" office:value-type="float" office:value="4978.51811249937">
            <text:p>4978.5181124994</text:p>
          </table:table-cell>
          <table:table-cell table:formula="of:=ROUND([.B42])" office:value-type="float" office:value="4979">
            <text:p>4979</text:p>
          </table:table-cell>
          <table:table-cell table:style-name="ce4" table:formula="of:=FLOOR([.B42];1)" office:value-type="float" office:value="4978">
            <text:p>4978</text:p>
          </table:table-cell>
          <table:table-cell table:formula="of:=MIN(FLOOR([.B42];1);2000000)" office:value-type="float" office:value="4978">
            <text:p>4978</text:p>
          </table:table-cell>
          <table:table-cell table:number-columns-repeated="4"/>
        </table:table-row>
        <table:table-row table:style-name="ro2">
          <table:table-cell table:formula="of:=[.A42]+1" office:value-type="float" office:value="42">
            <text:p>42</text:p>
          </table:table-cell>
          <table:table-cell table:formula="of:=[.B42]*1.1" office:value-type="float" office:value="5476.36992374931">
            <text:p>5476.3699237493</text:p>
          </table:table-cell>
          <table:table-cell table:formula="of:=ROUND([.B43])" office:value-type="float" office:value="5476">
            <text:p>5476</text:p>
          </table:table-cell>
          <table:table-cell table:style-name="ce4" table:formula="of:=FLOOR([.B43];1)" office:value-type="float" office:value="5476">
            <text:p>5476</text:p>
          </table:table-cell>
          <table:table-cell table:formula="of:=MIN(FLOOR([.B43];1);2000000)" office:value-type="float" office:value="5476">
            <text:p>5476</text:p>
          </table:table-cell>
          <table:table-cell table:number-columns-repeated="4"/>
        </table:table-row>
        <table:table-row table:style-name="ro2">
          <table:table-cell table:formula="of:=[.A43]+1" office:value-type="float" office:value="43">
            <text:p>43</text:p>
          </table:table-cell>
          <table:table-cell table:formula="of:=[.B43]*1.1" office:value-type="float" office:value="6024.00691612424">
            <text:p>6024.0069161242</text:p>
          </table:table-cell>
          <table:table-cell table:formula="of:=ROUND([.B44])" office:value-type="float" office:value="6024">
            <text:p>6024</text:p>
          </table:table-cell>
          <table:table-cell table:style-name="ce4" table:formula="of:=FLOOR([.B44];1)" office:value-type="float" office:value="6024">
            <text:p>6024</text:p>
          </table:table-cell>
          <table:table-cell table:formula="of:=MIN(FLOOR([.B44];1);2000000)" office:value-type="float" office:value="6024">
            <text:p>6024</text:p>
          </table:table-cell>
          <table:table-cell table:number-columns-repeated="4"/>
        </table:table-row>
        <table:table-row table:style-name="ro2">
          <table:table-cell table:formula="of:=[.A44]+1" office:value-type="float" office:value="44">
            <text:p>44</text:p>
          </table:table-cell>
          <table:table-cell table:formula="of:=[.B44]*1.1" office:value-type="float" office:value="6626.40760773666">
            <text:p>6626.4076077367</text:p>
          </table:table-cell>
          <table:table-cell table:formula="of:=ROUND([.B45])" office:value-type="float" office:value="6626">
            <text:p>6626</text:p>
          </table:table-cell>
          <table:table-cell table:style-name="ce4" table:formula="of:=FLOOR([.B45];1)" office:value-type="float" office:value="6626">
            <text:p>6626</text:p>
          </table:table-cell>
          <table:table-cell table:formula="of:=MIN(FLOOR([.B45];1);2000000)" office:value-type="float" office:value="6626">
            <text:p>6626</text:p>
          </table:table-cell>
          <table:table-cell table:number-columns-repeated="4"/>
        </table:table-row>
        <table:table-row table:style-name="ro2">
          <table:table-cell table:formula="of:=[.A45]+1" office:value-type="float" office:value="45">
            <text:p>45</text:p>
          </table:table-cell>
          <table:table-cell table:formula="of:=[.B45]*1.1" office:value-type="float" office:value="7289.04836851033">
            <text:p>7289.0483685103</text:p>
          </table:table-cell>
          <table:table-cell table:formula="of:=ROUND([.B46])" office:value-type="float" office:value="7289">
            <text:p>7289</text:p>
          </table:table-cell>
          <table:table-cell table:style-name="ce4" table:formula="of:=FLOOR([.B46];1)" office:value-type="float" office:value="7289">
            <text:p>7289</text:p>
          </table:table-cell>
          <table:table-cell table:formula="of:=MIN(FLOOR([.B46];1);2000000)" office:value-type="float" office:value="7289">
            <text:p>7289</text:p>
          </table:table-cell>
          <table:table-cell table:number-columns-repeated="4"/>
        </table:table-row>
        <table:table-row table:style-name="ro2">
          <table:table-cell table:formula="of:=[.A46]+1" office:value-type="float" office:value="46">
            <text:p>46</text:p>
          </table:table-cell>
          <table:table-cell table:formula="of:=[.B46]*1.1" office:value-type="float" office:value="8017.95320536136">
            <text:p>8017.9532053614</text:p>
          </table:table-cell>
          <table:table-cell table:formula="of:=ROUND([.B47])" office:value-type="float" office:value="8018">
            <text:p>8018</text:p>
          </table:table-cell>
          <table:table-cell table:style-name="ce4" table:formula="of:=FLOOR([.B47];1)" office:value-type="float" office:value="8017">
            <text:p>8017</text:p>
          </table:table-cell>
          <table:table-cell table:formula="of:=MIN(FLOOR([.B47];1);2000000)" office:value-type="float" office:value="8017">
            <text:p>8017</text:p>
          </table:table-cell>
          <table:table-cell table:number-columns-repeated="4"/>
        </table:table-row>
        <table:table-row table:style-name="ro2">
          <table:table-cell table:formula="of:=[.A47]+1" office:value-type="float" office:value="47">
            <text:p>47</text:p>
          </table:table-cell>
          <table:table-cell table:formula="of:=[.B47]*1.1" office:value-type="float" office:value="8819.7485258975">
            <text:p>8819.7485258975</text:p>
          </table:table-cell>
          <table:table-cell table:formula="of:=ROUND([.B48])" office:value-type="float" office:value="8820">
            <text:p>8820</text:p>
          </table:table-cell>
          <table:table-cell table:style-name="ce4" table:formula="of:=FLOOR([.B48];1)" office:value-type="float" office:value="8819">
            <text:p>8819</text:p>
          </table:table-cell>
          <table:table-cell table:formula="of:=MIN(FLOOR([.B48];1);2000000)" office:value-type="float" office:value="8819">
            <text:p>8819</text:p>
          </table:table-cell>
          <table:table-cell table:number-columns-repeated="4"/>
        </table:table-row>
        <table:table-row table:style-name="ro2">
          <table:table-cell table:formula="of:=[.A48]+1" office:value-type="float" office:value="48">
            <text:p>48</text:p>
          </table:table-cell>
          <table:table-cell table:formula="of:=[.B48]*1.1" office:value-type="float" office:value="9701.72337848725">
            <text:p>9701.7233784873</text:p>
          </table:table-cell>
          <table:table-cell table:formula="of:=ROUND([.B49])" office:value-type="float" office:value="9702">
            <text:p>9702</text:p>
          </table:table-cell>
          <table:table-cell table:style-name="ce4" table:formula="of:=FLOOR([.B49];1)" office:value-type="float" office:value="9701">
            <text:p>9701</text:p>
          </table:table-cell>
          <table:table-cell table:formula="of:=MIN(FLOOR([.B49];1);2000000)" office:value-type="float" office:value="9701">
            <text:p>9701</text:p>
          </table:table-cell>
          <table:table-cell table:number-columns-repeated="4"/>
        </table:table-row>
        <table:table-row table:style-name="ro2">
          <table:table-cell table:formula="of:=[.A49]+1" office:value-type="float" office:value="49">
            <text:p>49</text:p>
          </table:table-cell>
          <table:table-cell table:formula="of:=[.B49]*1.1" office:value-type="float" office:value="10671.895716336">
            <text:p>10671.895716336</text:p>
          </table:table-cell>
          <table:table-cell table:formula="of:=ROUND([.B50])" office:value-type="float" office:value="10672">
            <text:p>10672</text:p>
          </table:table-cell>
          <table:table-cell table:style-name="ce4" table:formula="of:=FLOOR([.B50];1)" office:value-type="float" office:value="10671">
            <text:p>10671</text:p>
          </table:table-cell>
          <table:table-cell table:formula="of:=MIN(FLOOR([.B50];1);2000000)" office:value-type="float" office:value="10671">
            <text:p>10671</text:p>
          </table:table-cell>
          <table:table-cell table:number-columns-repeated="4"/>
        </table:table-row>
        <table:table-row table:style-name="ro2">
          <table:table-cell table:formula="of:=[.A50]+1" office:value-type="float" office:value="50">
            <text:p>50</text:p>
          </table:table-cell>
          <table:table-cell table:formula="of:=[.B50]*1.1" office:value-type="float" office:value="11739.0852879696">
            <text:p>11739.0852879696</text:p>
          </table:table-cell>
          <table:table-cell table:formula="of:=ROUND([.B51])" office:value-type="float" office:value="11739">
            <text:p>11739</text:p>
          </table:table-cell>
          <table:table-cell table:style-name="ce4" table:formula="of:=FLOOR([.B51];1)" office:value-type="float" office:value="11739">
            <text:p>11739</text:p>
          </table:table-cell>
          <table:table-cell table:formula="of:=MIN(FLOOR([.B51];1);2000000)" office:value-type="float" office:value="11739">
            <text:p>11739</text:p>
          </table:table-cell>
          <table:table-cell table:number-columns-repeated="4"/>
        </table:table-row>
        <table:table-row table:style-name="ro2">
          <table:table-cell table:formula="of:=[.A51]+1" office:value-type="float" office:value="51">
            <text:p>51</text:p>
          </table:table-cell>
          <table:table-cell table:formula="of:=[.B51]*1.1" office:value-type="float" office:value="12912.9938167665">
            <text:p>12912.9938167665</text:p>
          </table:table-cell>
          <table:table-cell table:formula="of:=ROUND([.B52])" office:value-type="float" office:value="12913">
            <text:p>12913</text:p>
          </table:table-cell>
          <table:table-cell table:style-name="ce4" table:formula="of:=FLOOR([.B52];1)" office:value-type="float" office:value="12912">
            <text:p>12912</text:p>
          </table:table-cell>
          <table:table-cell table:formula="of:=MIN(FLOOR([.B52];1);2000000)" office:value-type="float" office:value="12912">
            <text:p>12912</text:p>
          </table:table-cell>
          <table:table-cell table:number-columns-repeated="4"/>
        </table:table-row>
        <table:table-row table:style-name="ro2">
          <table:table-cell table:formula="of:=[.A52]+1" office:value-type="float" office:value="52">
            <text:p>52</text:p>
          </table:table-cell>
          <table:table-cell table:formula="of:=[.B52]*1.1" office:value-type="float" office:value="14204.2931984432">
            <text:p>14204.2931984432</text:p>
          </table:table-cell>
          <table:table-cell table:formula="of:=ROUND([.B53])" office:value-type="float" office:value="14204">
            <text:p>14204</text:p>
          </table:table-cell>
          <table:table-cell table:style-name="ce4" table:formula="of:=FLOOR([.B53];1)" office:value-type="float" office:value="14204">
            <text:p>14204</text:p>
          </table:table-cell>
          <table:table-cell table:formula="of:=MIN(FLOOR([.B53];1);2000000)" office:value-type="float" office:value="14204">
            <text:p>14204</text:p>
          </table:table-cell>
          <table:table-cell table:number-columns-repeated="4"/>
        </table:table-row>
        <table:table-row table:style-name="ro2">
          <table:table-cell table:formula="of:=[.A53]+1" office:value-type="float" office:value="53">
            <text:p>53</text:p>
          </table:table-cell>
          <table:table-cell table:formula="of:=[.B53]*1.1" office:value-type="float" office:value="15624.7225182875">
            <text:p>15624.7225182875</text:p>
          </table:table-cell>
          <table:table-cell table:formula="of:=ROUND([.B54])" office:value-type="float" office:value="15625">
            <text:p>15625</text:p>
          </table:table-cell>
          <table:table-cell table:style-name="ce4" table:formula="of:=FLOOR([.B54];1)" office:value-type="float" office:value="15624">
            <text:p>15624</text:p>
          </table:table-cell>
          <table:table-cell table:formula="of:=MIN(FLOOR([.B54];1);2000000)" office:value-type="float" office:value="15624">
            <text:p>15624</text:p>
          </table:table-cell>
          <table:table-cell table:number-columns-repeated="4"/>
        </table:table-row>
        <table:table-row table:style-name="ro2">
          <table:table-cell table:formula="of:=[.A54]+1" office:value-type="float" office:value="54">
            <text:p>54</text:p>
          </table:table-cell>
          <table:table-cell table:formula="of:=[.B54]*1.1" office:value-type="float" office:value="17187.1947701163">
            <text:p>17187.1947701163</text:p>
          </table:table-cell>
          <table:table-cell table:formula="of:=ROUND([.B55])" office:value-type="float" office:value="17187">
            <text:p>17187</text:p>
          </table:table-cell>
          <table:table-cell table:style-name="ce4" table:formula="of:=FLOOR([.B55];1)" office:value-type="float" office:value="17187">
            <text:p>17187</text:p>
          </table:table-cell>
          <table:table-cell table:formula="of:=MIN(FLOOR([.B55];1);2000000)" office:value-type="float" office:value="17187">
            <text:p>17187</text:p>
          </table:table-cell>
          <table:table-cell table:number-columns-repeated="4"/>
        </table:table-row>
        <table:table-row table:style-name="ro2">
          <table:table-cell table:formula="of:=[.A55]+1" office:value-type="float" office:value="55">
            <text:p>55</text:p>
          </table:table-cell>
          <table:table-cell table:formula="of:=[.B55]*1.1" office:value-type="float" office:value="18905.9142471279">
            <text:p>18905.9142471279</text:p>
          </table:table-cell>
          <table:table-cell table:formula="of:=ROUND([.B56])" office:value-type="float" office:value="18906">
            <text:p>18906</text:p>
          </table:table-cell>
          <table:table-cell table:style-name="ce4" table:formula="of:=FLOOR([.B56];1)" office:value-type="float" office:value="18905">
            <text:p>18905</text:p>
          </table:table-cell>
          <table:table-cell table:formula="of:=MIN(FLOOR([.B56];1);2000000)" office:value-type="float" office:value="18905">
            <text:p>18905</text:p>
          </table:table-cell>
          <table:table-cell table:number-columns-repeated="4"/>
        </table:table-row>
        <table:table-row table:style-name="ro2">
          <table:table-cell table:formula="of:=[.A56]+1" office:value-type="float" office:value="56">
            <text:p>56</text:p>
          </table:table-cell>
          <table:table-cell table:formula="of:=[.B56]*1.1" office:value-type="float" office:value="20796.5056718407">
            <text:p>20796.5056718407</text:p>
          </table:table-cell>
          <table:table-cell table:formula="of:=ROUND([.B57])" office:value-type="float" office:value="20797">
            <text:p>20797</text:p>
          </table:table-cell>
          <table:table-cell table:style-name="ce4" table:formula="of:=FLOOR([.B57];1)" office:value-type="float" office:value="20796">
            <text:p>20796</text:p>
          </table:table-cell>
          <table:table-cell table:formula="of:=MIN(FLOOR([.B57];1);2000000)" office:value-type="float" office:value="20796">
            <text:p>20796</text:p>
          </table:table-cell>
          <table:table-cell table:number-columns-repeated="4"/>
        </table:table-row>
        <table:table-row table:style-name="ro2">
          <table:table-cell table:formula="of:=[.A57]+1" office:value-type="float" office:value="57">
            <text:p>57</text:p>
          </table:table-cell>
          <table:table-cell table:formula="of:=[.B57]*1.1" office:value-type="float" office:value="22876.1562390247">
            <text:p>22876.1562390247</text:p>
          </table:table-cell>
          <table:table-cell table:formula="of:=ROUND([.B58])" office:value-type="float" office:value="22876">
            <text:p>22876</text:p>
          </table:table-cell>
          <table:table-cell table:style-name="ce4" table:formula="of:=FLOOR([.B58];1)" office:value-type="float" office:value="22876">
            <text:p>22876</text:p>
          </table:table-cell>
          <table:table-cell table:formula="of:=MIN(FLOOR([.B58];1);2000000)" office:value-type="float" office:value="22876">
            <text:p>22876</text:p>
          </table:table-cell>
          <table:table-cell table:number-columns-repeated="4"/>
        </table:table-row>
        <table:table-row table:style-name="ro2">
          <table:table-cell table:formula="of:=[.A58]+1" office:value-type="float" office:value="58">
            <text:p>58</text:p>
          </table:table-cell>
          <table:table-cell table:formula="of:=[.B58]*1.1" office:value-type="float" office:value="25163.7718629272">
            <text:p>25163.7718629272</text:p>
          </table:table-cell>
          <table:table-cell table:formula="of:=ROUND([.B59])" office:value-type="float" office:value="25164">
            <text:p>25164</text:p>
          </table:table-cell>
          <table:table-cell table:style-name="ce4" table:formula="of:=FLOOR([.B59];1)" office:value-type="float" office:value="25163">
            <text:p>25163</text:p>
          </table:table-cell>
          <table:table-cell table:formula="of:=MIN(FLOOR([.B59];1);2000000)" office:value-type="float" office:value="25163">
            <text:p>25163</text:p>
          </table:table-cell>
          <table:table-cell table:number-columns-repeated="4"/>
        </table:table-row>
        <table:table-row table:style-name="ro2">
          <table:table-cell table:formula="of:=[.A59]+1" office:value-type="float" office:value="59">
            <text:p>59</text:p>
          </table:table-cell>
          <table:table-cell table:formula="of:=[.B59]*1.1" office:value-type="float" office:value="27680.1490492199">
            <text:p>27680.1490492199</text:p>
          </table:table-cell>
          <table:table-cell table:formula="of:=ROUND([.B60])" office:value-type="float" office:value="27680">
            <text:p>27680</text:p>
          </table:table-cell>
          <table:table-cell table:style-name="ce4" table:formula="of:=FLOOR([.B60];1)" office:value-type="float" office:value="27680">
            <text:p>27680</text:p>
          </table:table-cell>
          <table:table-cell table:formula="of:=MIN(FLOOR([.B60];1);2000000)" office:value-type="float" office:value="27680">
            <text:p>27680</text:p>
          </table:table-cell>
          <table:table-cell table:number-columns-repeated="4"/>
        </table:table-row>
        <table:table-row table:style-name="ro2">
          <table:table-cell table:formula="of:=[.A60]+1" office:value-type="float" office:value="60">
            <text:p>60</text:p>
          </table:table-cell>
          <table:table-cell table:formula="of:=[.B60]*1.1" office:value-type="float" office:value="30448.1639541419">
            <text:p>30448.1639541419</text:p>
          </table:table-cell>
          <table:table-cell table:formula="of:=ROUND([.B61])" office:value-type="float" office:value="30448">
            <text:p>30448</text:p>
          </table:table-cell>
          <table:table-cell table:style-name="ce4" table:formula="of:=FLOOR([.B61];1)" office:value-type="float" office:value="30448">
            <text:p>30448</text:p>
          </table:table-cell>
          <table:table-cell table:formula="of:=MIN(FLOOR([.B61];1);2000000)" office:value-type="float" office:value="30448">
            <text:p>30448</text:p>
          </table:table-cell>
          <table:table-cell table:number-columns-repeated="4"/>
        </table:table-row>
        <table:table-row table:style-name="ro2">
          <table:table-cell table:formula="of:=[.A61]+1" office:value-type="float" office:value="61">
            <text:p>61</text:p>
          </table:table-cell>
          <table:table-cell table:formula="of:=[.B61]*1.1" office:value-type="float" office:value="33492.9803495561">
            <text:p>33492.9803495561</text:p>
          </table:table-cell>
          <table:table-cell table:formula="of:=ROUND([.B62])" office:value-type="float" office:value="33493">
            <text:p>33493</text:p>
          </table:table-cell>
          <table:table-cell table:style-name="ce4" table:formula="of:=FLOOR([.B62];1)" office:value-type="float" office:value="33492">
            <text:p>33492</text:p>
          </table:table-cell>
          <table:table-cell table:formula="of:=MIN(FLOOR([.B62];1);2000000)" office:value-type="float" office:value="33492">
            <text:p>33492</text:p>
          </table:table-cell>
          <table:table-cell table:number-columns-repeated="4"/>
        </table:table-row>
        <table:table-row table:style-name="ro2">
          <table:table-cell table:formula="of:=[.A62]+1" office:value-type="float" office:value="62">
            <text:p>62</text:p>
          </table:table-cell>
          <table:table-cell table:formula="of:=[.B62]*1.1" office:value-type="float" office:value="36842.2783845117">
            <text:p>36842.2783845117</text:p>
          </table:table-cell>
          <table:table-cell table:formula="of:=ROUND([.B63])" office:value-type="float" office:value="36842">
            <text:p>36842</text:p>
          </table:table-cell>
          <table:table-cell table:style-name="ce4" table:formula="of:=FLOOR([.B63];1)" office:value-type="float" office:value="36842">
            <text:p>36842</text:p>
          </table:table-cell>
          <table:table-cell table:formula="of:=MIN(FLOOR([.B63];1);2000000)" office:value-type="float" office:value="36842">
            <text:p>36842</text:p>
          </table:table-cell>
          <table:table-cell table:number-columns-repeated="4"/>
        </table:table-row>
        <table:table-row table:style-name="ro2">
          <table:table-cell table:formula="of:=[.A63]+1" office:value-type="float" office:value="63">
            <text:p>63</text:p>
          </table:table-cell>
          <table:table-cell table:formula="of:=[.B63]*1.1" office:value-type="float" office:value="40526.5062229629">
            <text:p>40526.5062229629</text:p>
          </table:table-cell>
          <table:table-cell table:formula="of:=ROUND([.B64])" office:value-type="float" office:value="40527">
            <text:p>40527</text:p>
          </table:table-cell>
          <table:table-cell table:style-name="ce4" table:formula="of:=FLOOR([.B64];1)" office:value-type="float" office:value="40526">
            <text:p>40526</text:p>
          </table:table-cell>
          <table:table-cell table:formula="of:=MIN(FLOOR([.B64];1);2000000)" office:value-type="float" office:value="40526">
            <text:p>40526</text:p>
          </table:table-cell>
          <table:table-cell table:number-columns-repeated="4"/>
        </table:table-row>
        <table:table-row table:style-name="ro2">
          <table:table-cell table:formula="of:=[.A64]+1" office:value-type="float" office:value="64">
            <text:p>64</text:p>
          </table:table-cell>
          <table:table-cell table:formula="of:=[.B64]*1.1" office:value-type="float" office:value="44579.1568452592">
            <text:p>44579.1568452592</text:p>
          </table:table-cell>
          <table:table-cell table:formula="of:=ROUND([.B65])" office:value-type="float" office:value="44579">
            <text:p>44579</text:p>
          </table:table-cell>
          <table:table-cell table:style-name="ce4" table:formula="of:=FLOOR([.B65];1)" office:value-type="float" office:value="44579">
            <text:p>44579</text:p>
          </table:table-cell>
          <table:table-cell table:formula="of:=MIN(FLOOR([.B65];1);2000000)" office:value-type="float" office:value="44579">
            <text:p>44579</text:p>
          </table:table-cell>
          <table:table-cell table:number-columns-repeated="4"/>
        </table:table-row>
        <table:table-row table:style-name="ro2">
          <table:table-cell table:formula="of:=[.A65]+1" office:value-type="float" office:value="65">
            <text:p>65</text:p>
          </table:table-cell>
          <table:table-cell table:formula="of:=[.B65]*1.1" office:value-type="float" office:value="49037.0725297851">
            <text:p>49037.0725297851</text:p>
          </table:table-cell>
          <table:table-cell table:formula="of:=ROUND([.B66])" office:value-type="float" office:value="49037">
            <text:p>49037</text:p>
          </table:table-cell>
          <table:table-cell table:style-name="ce4" table:formula="of:=FLOOR([.B66];1)" office:value-type="float" office:value="49037">
            <text:p>49037</text:p>
          </table:table-cell>
          <table:table-cell table:formula="of:=MIN(FLOOR([.B66];1);2000000)" office:value-type="float" office:value="49037">
            <text:p>49037</text:p>
          </table:table-cell>
          <table:table-cell table:number-columns-repeated="4"/>
        </table:table-row>
        <table:table-row table:style-name="ro2">
          <table:table-cell table:formula="of:=[.A66]+1" office:value-type="float" office:value="66">
            <text:p>66</text:p>
          </table:table-cell>
          <table:table-cell table:formula="of:=[.B66]*1.1" office:value-type="float" office:value="53940.7797827637">
            <text:p>53940.7797827637</text:p>
          </table:table-cell>
          <table:table-cell table:formula="of:=ROUND([.B67])" office:value-type="float" office:value="53941">
            <text:p>53941</text:p>
          </table:table-cell>
          <table:table-cell table:style-name="ce4" table:formula="of:=FLOOR([.B67];1)" office:value-type="float" office:value="53940">
            <text:p>53940</text:p>
          </table:table-cell>
          <table:table-cell table:formula="of:=MIN(FLOOR([.B67];1);2000000)" office:value-type="float" office:value="53940">
            <text:p>53940</text:p>
          </table:table-cell>
          <table:table-cell table:number-columns-repeated="4"/>
        </table:table-row>
        <table:table-row table:style-name="ro2">
          <table:table-cell table:formula="of:=[.A67]+1" office:value-type="float" office:value="67">
            <text:p>67</text:p>
          </table:table-cell>
          <table:table-cell table:formula="of:=[.B67]*1.1" office:value-type="float" office:value="59334.85776104">
            <text:p>59334.85776104</text:p>
          </table:table-cell>
          <table:table-cell table:formula="of:=ROUND([.B68])" office:value-type="float" office:value="59335">
            <text:p>59335</text:p>
          </table:table-cell>
          <table:table-cell table:style-name="ce4" table:formula="of:=FLOOR([.B68];1)" office:value-type="float" office:value="59334">
            <text:p>59334</text:p>
          </table:table-cell>
          <table:table-cell table:formula="of:=MIN(FLOOR([.B68];1);2000000)" office:value-type="float" office:value="59334">
            <text:p>59334</text:p>
          </table:table-cell>
          <table:table-cell table:number-columns-repeated="4"/>
        </table:table-row>
        <table:table-row table:style-name="ro2">
          <table:table-cell table:formula="of:=[.A68]+1" office:value-type="float" office:value="68">
            <text:p>68</text:p>
          </table:table-cell>
          <table:table-cell table:formula="of:=[.B68]*1.1" office:value-type="float" office:value="65268.3435371441">
            <text:p>65268.3435371441</text:p>
          </table:table-cell>
          <table:table-cell table:formula="of:=ROUND([.B69])" office:value-type="float" office:value="65268">
            <text:p>65268</text:p>
          </table:table-cell>
          <table:table-cell table:style-name="ce4" table:formula="of:=FLOOR([.B69];1)" office:value-type="float" office:value="65268">
            <text:p>65268</text:p>
          </table:table-cell>
          <table:table-cell table:formula="of:=MIN(FLOOR([.B69];1);2000000)" office:value-type="float" office:value="65268">
            <text:p>65268</text:p>
          </table:table-cell>
          <table:table-cell table:number-columns-repeated="4"/>
        </table:table-row>
        <table:table-row table:style-name="ro2">
          <table:table-cell table:formula="of:=[.A69]+1" office:value-type="float" office:value="69">
            <text:p>69</text:p>
          </table:table-cell>
          <table:table-cell table:formula="of:=[.B69]*1.1" office:value-type="float" office:value="71795.1778908585">
            <text:p>71795.1778908585</text:p>
          </table:table-cell>
          <table:table-cell table:formula="of:=ROUND([.B70])" office:value-type="float" office:value="71795">
            <text:p>71795</text:p>
          </table:table-cell>
          <table:table-cell table:style-name="ce4" table:formula="of:=FLOOR([.B70];1)" office:value-type="float" office:value="71795">
            <text:p>71795</text:p>
          </table:table-cell>
          <table:table-cell table:formula="of:=MIN(FLOOR([.B70];1);2000000)" office:value-type="float" office:value="71795">
            <text:p>71795</text:p>
          </table:table-cell>
          <table:table-cell table:number-columns-repeated="4"/>
        </table:table-row>
        <table:table-row table:style-name="ro2">
          <table:table-cell table:formula="of:=[.A70]+1" office:value-type="float" office:value="70">
            <text:p>70</text:p>
          </table:table-cell>
          <table:table-cell table:formula="of:=[.B70]*1.1" office:value-type="float" office:value="78974.6956799443">
            <text:p>78974.6956799443</text:p>
          </table:table-cell>
          <table:table-cell table:formula="of:=ROUND([.B71])" office:value-type="float" office:value="78975">
            <text:p>78975</text:p>
          </table:table-cell>
          <table:table-cell table:style-name="ce4" table:formula="of:=FLOOR([.B71];1)" office:value-type="float" office:value="78974">
            <text:p>78974</text:p>
          </table:table-cell>
          <table:table-cell table:formula="of:=MIN(FLOOR([.B71];1);2000000)" office:value-type="float" office:value="78974">
            <text:p>78974</text:p>
          </table:table-cell>
          <table:table-cell table:number-columns-repeated="4"/>
        </table:table-row>
        <table:table-row table:style-name="ro2">
          <table:table-cell table:formula="of:=[.A71]+1" office:value-type="float" office:value="71">
            <text:p>71</text:p>
          </table:table-cell>
          <table:table-cell table:formula="of:=[.B71]*1.1" office:value-type="float" office:value="86872.1652479388">
            <text:p>86872.1652479388</text:p>
          </table:table-cell>
          <table:table-cell table:formula="of:=ROUND([.B72])" office:value-type="float" office:value="86872">
            <text:p>86872</text:p>
          </table:table-cell>
          <table:table-cell table:style-name="ce4" table:formula="of:=FLOOR([.B72];1)" office:value-type="float" office:value="86872">
            <text:p>86872</text:p>
          </table:table-cell>
          <table:table-cell table:formula="of:=MIN(FLOOR([.B72];1);2000000)" office:value-type="float" office:value="86872">
            <text:p>86872</text:p>
          </table:table-cell>
          <table:table-cell table:number-columns-repeated="4"/>
        </table:table-row>
        <table:table-row table:style-name="ro2">
          <table:table-cell table:formula="of:=[.A72]+1" office:value-type="float" office:value="72">
            <text:p>72</text:p>
          </table:table-cell>
          <table:table-cell table:formula="of:=[.B72]*1.1" office:value-type="float" office:value="95559.3817727326">
            <text:p>95559.3817727326</text:p>
          </table:table-cell>
          <table:table-cell table:formula="of:=ROUND([.B73])" office:value-type="float" office:value="95559">
            <text:p>95559</text:p>
          </table:table-cell>
          <table:table-cell table:style-name="ce4" table:formula="of:=FLOOR([.B73];1)" office:value-type="float" office:value="95559">
            <text:p>95559</text:p>
          </table:table-cell>
          <table:table-cell table:formula="of:=MIN(FLOOR([.B73];1);2000000)" office:value-type="float" office:value="95559">
            <text:p>95559</text:p>
          </table:table-cell>
          <table:table-cell table:number-columns-repeated="4"/>
        </table:table-row>
        <table:table-row table:style-name="ro2">
          <table:table-cell table:formula="of:=[.A73]+1" office:value-type="float" office:value="73">
            <text:p>73</text:p>
          </table:table-cell>
          <table:table-cell table:formula="of:=[.B73]*1.1" office:value-type="float" office:value="105115.319950006">
            <text:p>105115.319950006</text:p>
          </table:table-cell>
          <table:table-cell table:formula="of:=ROUND([.B74])" office:value-type="float" office:value="105115">
            <text:p>105115</text:p>
          </table:table-cell>
          <table:table-cell table:style-name="ce4" table:formula="of:=FLOOR([.B74];1)" office:value-type="float" office:value="105115">
            <text:p>105115</text:p>
          </table:table-cell>
          <table:table-cell table:formula="of:=MIN(FLOOR([.B74];1);2000000)" office:value-type="float" office:value="105115">
            <text:p>105115</text:p>
          </table:table-cell>
          <table:table-cell table:number-columns-repeated="4"/>
        </table:table-row>
        <table:table-row table:style-name="ro2">
          <table:table-cell table:formula="of:=[.A74]+1" office:value-type="float" office:value="74">
            <text:p>74</text:p>
          </table:table-cell>
          <table:table-cell table:formula="of:=[.B74]*1.1" office:value-type="float" office:value="115626.851945007">
            <text:p>115626.851945007</text:p>
          </table:table-cell>
          <table:table-cell table:formula="of:=ROUND([.B75])" office:value-type="float" office:value="115627">
            <text:p>115627</text:p>
          </table:table-cell>
          <table:table-cell table:style-name="ce4" table:formula="of:=FLOOR([.B75];1)" office:value-type="float" office:value="115626">
            <text:p>115626</text:p>
          </table:table-cell>
          <table:table-cell table:formula="of:=MIN(FLOOR([.B75];1);2000000)" office:value-type="float" office:value="115626">
            <text:p>115626</text:p>
          </table:table-cell>
          <table:table-cell table:number-columns-repeated="4"/>
        </table:table-row>
        <table:table-row table:style-name="ro2">
          <table:table-cell table:formula="of:=[.A75]+1" office:value-type="float" office:value="75">
            <text:p>75</text:p>
          </table:table-cell>
          <table:table-cell table:formula="of:=[.B75]*1.1" office:value-type="float" office:value="127189.537139507">
            <text:p>127189.537139507</text:p>
          </table:table-cell>
          <table:table-cell table:formula="of:=ROUND([.B76])" office:value-type="float" office:value="127190">
            <text:p>127190</text:p>
          </table:table-cell>
          <table:table-cell table:style-name="ce4" table:formula="of:=FLOOR([.B76];1)" office:value-type="float" office:value="127189">
            <text:p>127189</text:p>
          </table:table-cell>
          <table:table-cell table:formula="of:=MIN(FLOOR([.B76];1);2000000)" office:value-type="float" office:value="127189">
            <text:p>127189</text:p>
          </table:table-cell>
          <table:table-cell table:number-columns-repeated="4"/>
        </table:table-row>
        <table:table-row table:style-name="ro2">
          <table:table-cell table:formula="of:=[.A76]+1" office:value-type="float" office:value="76">
            <text:p>76</text:p>
          </table:table-cell>
          <table:table-cell table:formula="of:=[.B76]*1.1" office:value-type="float" office:value="139908.490853458">
            <text:p>139908.490853458</text:p>
          </table:table-cell>
          <table:table-cell table:formula="of:=ROUND([.B77])" office:value-type="float" office:value="139908">
            <text:p>139908</text:p>
          </table:table-cell>
          <table:table-cell table:style-name="ce4" table:formula="of:=FLOOR([.B77];1)" office:value-type="float" office:value="139908">
            <text:p>139908</text:p>
          </table:table-cell>
          <table:table-cell table:formula="of:=MIN(FLOOR([.B77];1);2000000)" office:value-type="float" office:value="139908">
            <text:p>139908</text:p>
          </table:table-cell>
          <table:table-cell table:number-columns-repeated="4"/>
        </table:table-row>
        <table:table-row table:style-name="ro2">
          <table:table-cell table:formula="of:=[.A77]+1" office:value-type="float" office:value="77">
            <text:p>77</text:p>
          </table:table-cell>
          <table:table-cell table:formula="of:=[.B77]*1.1" office:value-type="float" office:value="153899.339938804">
            <text:p>153899.339938804</text:p>
          </table:table-cell>
          <table:table-cell table:formula="of:=ROUND([.B78])" office:value-type="float" office:value="153899">
            <text:p>153899</text:p>
          </table:table-cell>
          <table:table-cell table:style-name="ce4" table:formula="of:=FLOOR([.B78];1)" office:value-type="float" office:value="153899">
            <text:p>153899</text:p>
          </table:table-cell>
          <table:table-cell table:formula="of:=MIN(FLOOR([.B78];1);2000000)" office:value-type="float" office:value="153899">
            <text:p>153899</text:p>
          </table:table-cell>
          <table:table-cell table:number-columns-repeated="4"/>
        </table:table-row>
        <table:table-row table:style-name="ro2">
          <table:table-cell table:formula="of:=[.A78]+1" office:value-type="float" office:value="78">
            <text:p>78</text:p>
          </table:table-cell>
          <table:table-cell table:formula="of:=[.B78]*1.1" office:value-type="float" office:value="169289.273932684">
            <text:p>169289.273932684</text:p>
          </table:table-cell>
          <table:table-cell table:formula="of:=ROUND([.B79])" office:value-type="float" office:value="169289">
            <text:p>169289</text:p>
          </table:table-cell>
          <table:table-cell table:style-name="ce4" table:formula="of:=FLOOR([.B79];1)" office:value-type="float" office:value="169289">
            <text:p>169289</text:p>
          </table:table-cell>
          <table:table-cell table:formula="of:=MIN(FLOOR([.B79];1);2000000)" office:value-type="float" office:value="169289">
            <text:p>169289</text:p>
          </table:table-cell>
          <table:table-cell table:number-columns-repeated="4"/>
        </table:table-row>
        <table:table-row table:style-name="ro2">
          <table:table-cell table:formula="of:=[.A79]+1" office:value-type="float" office:value="79">
            <text:p>79</text:p>
          </table:table-cell>
          <table:table-cell table:formula="of:=[.B79]*1.1" office:value-type="float" office:value="186218.201325952">
            <text:p>186218.201325952</text:p>
          </table:table-cell>
          <table:table-cell table:formula="of:=ROUND([.B80])" office:value-type="float" office:value="186218">
            <text:p>186218</text:p>
          </table:table-cell>
          <table:table-cell table:style-name="ce4" table:formula="of:=FLOOR([.B80];1)" office:value-type="float" office:value="186218">
            <text:p>186218</text:p>
          </table:table-cell>
          <table:table-cell table:formula="of:=MIN(FLOOR([.B80];1);2000000)" office:value-type="float" office:value="186218">
            <text:p>186218</text:p>
          </table:table-cell>
          <table:table-cell table:number-columns-repeated="4"/>
        </table:table-row>
        <table:table-row table:style-name="ro2">
          <table:table-cell table:formula="of:=[.A80]+1" office:value-type="float" office:value="80">
            <text:p>80</text:p>
          </table:table-cell>
          <table:table-cell table:formula="of:=[.B80]*1.1" office:value-type="float" office:value="204840.021458548">
            <text:p>204840.021458548</text:p>
          </table:table-cell>
          <table:table-cell table:formula="of:=ROUND([.B81])" office:value-type="float" office:value="204840">
            <text:p>204840</text:p>
          </table:table-cell>
          <table:table-cell table:style-name="ce4" table:formula="of:=FLOOR([.B81];1)" office:value-type="float" office:value="204840">
            <text:p>204840</text:p>
          </table:table-cell>
          <table:table-cell table:formula="of:=MIN(FLOOR([.B81];1);2000000)" office:value-type="float" office:value="204840">
            <text:p>204840</text:p>
          </table:table-cell>
          <table:table-cell table:number-columns-repeated="4"/>
        </table:table-row>
        <table:table-row table:style-name="ro2">
          <table:table-cell table:formula="of:=[.A81]+1" office:value-type="float" office:value="81">
            <text:p>81</text:p>
          </table:table-cell>
          <table:table-cell table:formula="of:=[.B81]*1.1" office:value-type="float" office:value="225324.023604403">
            <text:p>225324.023604403</text:p>
          </table:table-cell>
          <table:table-cell table:formula="of:=ROUND([.B82])" office:value-type="float" office:value="225324">
            <text:p>225324</text:p>
          </table:table-cell>
          <table:table-cell table:style-name="ce4" table:formula="of:=FLOOR([.B82];1)" office:value-type="float" office:value="225324">
            <text:p>225324</text:p>
          </table:table-cell>
          <table:table-cell table:formula="of:=MIN(FLOOR([.B82];1);2000000)" office:value-type="float" office:value="225324">
            <text:p>225324</text:p>
          </table:table-cell>
          <table:table-cell table:number-columns-repeated="4"/>
        </table:table-row>
        <table:table-row table:style-name="ro2">
          <table:table-cell table:formula="of:=[.A82]+1" office:value-type="float" office:value="82">
            <text:p>82</text:p>
          </table:table-cell>
          <table:table-cell table:formula="of:=[.B82]*1.1" office:value-type="float" office:value="247856.425964843">
            <text:p>247856.425964843</text:p>
          </table:table-cell>
          <table:table-cell table:formula="of:=ROUND([.B83])" office:value-type="float" office:value="247856">
            <text:p>247856</text:p>
          </table:table-cell>
          <table:table-cell table:style-name="ce4" table:formula="of:=FLOOR([.B83];1)" office:value-type="float" office:value="247856">
            <text:p>247856</text:p>
          </table:table-cell>
          <table:table-cell table:formula="of:=MIN(FLOOR([.B83];1);2000000)" office:value-type="float" office:value="247856">
            <text:p>247856</text:p>
          </table:table-cell>
          <table:table-cell table:number-columns-repeated="4"/>
        </table:table-row>
        <table:table-row table:style-name="ro2">
          <table:table-cell table:formula="of:=[.A83]+1" office:value-type="float" office:value="83">
            <text:p>83</text:p>
          </table:table-cell>
          <table:table-cell table:formula="of:=[.B83]*1.1" office:value-type="float" office:value="272642.068561327">
            <text:p>272642.068561327</text:p>
          </table:table-cell>
          <table:table-cell table:formula="of:=ROUND([.B84])" office:value-type="float" office:value="272642">
            <text:p>272642</text:p>
          </table:table-cell>
          <table:table-cell table:style-name="ce4" table:formula="of:=FLOOR([.B84];1)" office:value-type="float" office:value="272642">
            <text:p>272642</text:p>
          </table:table-cell>
          <table:table-cell table:formula="of:=MIN(FLOOR([.B84];1);2000000)" office:value-type="float" office:value="272642">
            <text:p>272642</text:p>
          </table:table-cell>
          <table:table-cell table:number-columns-repeated="4"/>
        </table:table-row>
        <table:table-row table:style-name="ro2">
          <table:table-cell table:formula="of:=[.A84]+1" office:value-type="float" office:value="84">
            <text:p>84</text:p>
          </table:table-cell>
          <table:table-cell table:formula="of:=[.B84]*1.1" office:value-type="float" office:value="299906.27541746">
            <text:p>299906.27541746</text:p>
          </table:table-cell>
          <table:table-cell table:formula="of:=ROUND([.B85])" office:value-type="float" office:value="299906">
            <text:p>299906</text:p>
          </table:table-cell>
          <table:table-cell table:style-name="ce4" table:formula="of:=FLOOR([.B85];1)" office:value-type="float" office:value="299906">
            <text:p>299906</text:p>
          </table:table-cell>
          <table:table-cell table:formula="of:=MIN(FLOOR([.B85];1);2000000)" office:value-type="float" office:value="299906">
            <text:p>299906</text:p>
          </table:table-cell>
          <table:table-cell table:number-columns-repeated="4"/>
        </table:table-row>
        <table:table-row table:style-name="ro2">
          <table:table-cell table:formula="of:=[.A85]+1" office:value-type="float" office:value="85">
            <text:p>85</text:p>
          </table:table-cell>
          <table:table-cell table:formula="of:=[.B85]*1.1" office:value-type="float" office:value="329896.902959206">
            <text:p>329896.902959206</text:p>
          </table:table-cell>
          <table:table-cell table:formula="of:=ROUND([.B86])" office:value-type="float" office:value="329897">
            <text:p>329897</text:p>
          </table:table-cell>
          <table:table-cell table:style-name="ce4" table:formula="of:=FLOOR([.B86];1)" office:value-type="float" office:value="329896">
            <text:p>329896</text:p>
          </table:table-cell>
          <table:table-cell table:formula="of:=MIN(FLOOR([.B86];1);2000000)" office:value-type="float" office:value="329896">
            <text:p>329896</text:p>
          </table:table-cell>
          <table:table-cell table:number-columns-repeated="4"/>
        </table:table-row>
        <table:table-row table:style-name="ro2">
          <table:table-cell table:formula="of:=[.A86]+1" office:value-type="float" office:value="86">
            <text:p>86</text:p>
          </table:table-cell>
          <table:table-cell table:formula="of:=[.B86]*1.1" office:value-type="float" office:value="362886.593255126">
            <text:p>362886.593255126</text:p>
          </table:table-cell>
          <table:table-cell table:formula="of:=ROUND([.B87])" office:value-type="float" office:value="362887">
            <text:p>362887</text:p>
          </table:table-cell>
          <table:table-cell table:style-name="ce4" table:formula="of:=FLOOR([.B87];1)" office:value-type="float" office:value="362886">
            <text:p>362886</text:p>
          </table:table-cell>
          <table:table-cell table:formula="of:=MIN(FLOOR([.B87];1);2000000)" office:value-type="float" office:value="362886">
            <text:p>362886</text:p>
          </table:table-cell>
          <table:table-cell table:number-columns-repeated="4"/>
        </table:table-row>
        <table:table-row table:style-name="ro2">
          <table:table-cell table:formula="of:=[.A87]+1" office:value-type="float" office:value="87">
            <text:p>87</text:p>
          </table:table-cell>
          <table:table-cell table:formula="of:=[.B87]*1.1" office:value-type="float" office:value="399175.252580639">
            <text:p>399175.252580639</text:p>
          </table:table-cell>
          <table:table-cell table:formula="of:=ROUND([.B88])" office:value-type="float" office:value="399175">
            <text:p>399175</text:p>
          </table:table-cell>
          <table:table-cell table:style-name="ce4" table:formula="of:=FLOOR([.B88];1)" office:value-type="float" office:value="399175">
            <text:p>399175</text:p>
          </table:table-cell>
          <table:table-cell table:formula="of:=MIN(FLOOR([.B88];1);2000000)" office:value-type="float" office:value="399175">
            <text:p>399175</text:p>
          </table:table-cell>
          <table:table-cell table:number-columns-repeated="4"/>
        </table:table-row>
        <table:table-row table:style-name="ro2">
          <table:table-cell table:formula="of:=[.A88]+1" office:value-type="float" office:value="88">
            <text:p>88</text:p>
          </table:table-cell>
          <table:table-cell table:formula="of:=[.B88]*1.1" office:value-type="float" office:value="439092.777838703">
            <text:p>439092.777838703</text:p>
          </table:table-cell>
          <table:table-cell table:formula="of:=ROUND([.B89])" office:value-type="float" office:value="439093">
            <text:p>439093</text:p>
          </table:table-cell>
          <table:table-cell table:style-name="ce4" table:formula="of:=FLOOR([.B89];1)" office:value-type="float" office:value="439092">
            <text:p>439092</text:p>
          </table:table-cell>
          <table:table-cell table:formula="of:=MIN(FLOOR([.B89];1);2000000)" office:value-type="float" office:value="439092">
            <text:p>439092</text:p>
          </table:table-cell>
          <table:table-cell table:number-columns-repeated="4"/>
        </table:table-row>
        <table:table-row table:style-name="ro2">
          <table:table-cell table:formula="of:=[.A89]+1" office:value-type="float" office:value="89">
            <text:p>89</text:p>
          </table:table-cell>
          <table:table-cell table:formula="of:=[.B89]*1.1" office:value-type="float" office:value="483002.055622573">
            <text:p>483002.055622573</text:p>
          </table:table-cell>
          <table:table-cell table:formula="of:=ROUND([.B90])" office:value-type="float" office:value="483002">
            <text:p>483002</text:p>
          </table:table-cell>
          <table:table-cell table:style-name="ce4" table:formula="of:=FLOOR([.B90];1)" office:value-type="float" office:value="483002">
            <text:p>483002</text:p>
          </table:table-cell>
          <table:table-cell table:formula="of:=MIN(FLOOR([.B90];1);2000000)" office:value-type="float" office:value="483002">
            <text:p>483002</text:p>
          </table:table-cell>
          <table:table-cell table:number-columns-repeated="4"/>
        </table:table-row>
        <table:table-row table:style-name="ro2">
          <table:table-cell table:formula="of:=[.A90]+1" office:value-type="float" office:value="90">
            <text:p>90</text:p>
          </table:table-cell>
          <table:table-cell table:formula="of:=[.B90]*1.1" office:value-type="float" office:value="531302.261184831">
            <text:p>531302.261184831</text:p>
          </table:table-cell>
          <table:table-cell table:formula="of:=ROUND([.B91])" office:value-type="float" office:value="531302">
            <text:p>531302</text:p>
          </table:table-cell>
          <table:table-cell table:style-name="ce4" table:formula="of:=FLOOR([.B91];1)" office:value-type="float" office:value="531302">
            <text:p>531302</text:p>
          </table:table-cell>
          <table:table-cell table:formula="of:=MIN(FLOOR([.B91];1);2000000)" office:value-type="float" office:value="531302">
            <text:p>531302</text:p>
          </table:table-cell>
          <table:table-cell table:number-columns-repeated="4"/>
        </table:table-row>
        <table:table-row table:style-name="ro2">
          <table:table-cell table:formula="of:=[.A91]+1" office:value-type="float" office:value="91">
            <text:p>91</text:p>
          </table:table-cell>
          <table:table-cell table:formula="of:=[.B91]*1.1" office:value-type="float" office:value="584432.487303314">
            <text:p>584432.487303314</text:p>
          </table:table-cell>
          <table:table-cell table:formula="of:=ROUND([.B92])" office:value-type="float" office:value="584432">
            <text:p>584432</text:p>
          </table:table-cell>
          <table:table-cell table:style-name="ce4" table:formula="of:=FLOOR([.B92];1)" office:value-type="float" office:value="584432">
            <text:p>584432</text:p>
          </table:table-cell>
          <table:table-cell table:formula="of:=MIN(FLOOR([.B92];1);2000000)" office:value-type="float" office:value="584432">
            <text:p>584432</text:p>
          </table:table-cell>
          <table:table-cell table:number-columns-repeated="4"/>
        </table:table-row>
        <table:table-row table:style-name="ro2">
          <table:table-cell table:formula="of:=[.A92]+1" office:value-type="float" office:value="92">
            <text:p>92</text:p>
          </table:table-cell>
          <table:table-cell table:formula="of:=[.B92]*1.1" office:value-type="float" office:value="642875.736033645">
            <text:p>642875.736033645</text:p>
          </table:table-cell>
          <table:table-cell table:formula="of:=ROUND([.B93])" office:value-type="float" office:value="642876">
            <text:p>642876</text:p>
          </table:table-cell>
          <table:table-cell table:style-name="ce4" table:formula="of:=FLOOR([.B93];1)" office:value-type="float" office:value="642875">
            <text:p>642875</text:p>
          </table:table-cell>
          <table:table-cell table:formula="of:=MIN(FLOOR([.B93];1);2000000)" office:value-type="float" office:value="642875">
            <text:p>642875</text:p>
          </table:table-cell>
          <table:table-cell table:number-columns-repeated="4"/>
        </table:table-row>
        <table:table-row table:style-name="ro2">
          <table:table-cell table:formula="of:=[.A93]+1" office:value-type="float" office:value="93">
            <text:p>93</text:p>
          </table:table-cell>
          <table:table-cell table:formula="of:=[.B93]*1.1" office:value-type="float" office:value="707163.30963701">
            <text:p>707163.30963701</text:p>
          </table:table-cell>
          <table:table-cell table:formula="of:=ROUND([.B94])" office:value-type="float" office:value="707163">
            <text:p>707163</text:p>
          </table:table-cell>
          <table:table-cell table:style-name="ce4" table:formula="of:=FLOOR([.B94];1)" office:value-type="float" office:value="707163">
            <text:p>707163</text:p>
          </table:table-cell>
          <table:table-cell table:formula="of:=MIN(FLOOR([.B94];1);2000000)" office:value-type="float" office:value="707163">
            <text:p>707163</text:p>
          </table:table-cell>
          <table:table-cell table:number-columns-repeated="4"/>
        </table:table-row>
        <table:table-row table:style-name="ro2">
          <table:table-cell table:formula="of:=[.A94]+1" office:value-type="float" office:value="94">
            <text:p>94</text:p>
          </table:table-cell>
          <table:table-cell table:formula="of:=[.B94]*1.1" office:value-type="float" office:value="777879.640600711">
            <text:p>777879.640600711</text:p>
          </table:table-cell>
          <table:table-cell table:formula="of:=ROUND([.B95])" office:value-type="float" office:value="777880">
            <text:p>777880</text:p>
          </table:table-cell>
          <table:table-cell table:style-name="ce4" table:formula="of:=FLOOR([.B95];1)" office:value-type="float" office:value="777879">
            <text:p>777879</text:p>
          </table:table-cell>
          <table:table-cell table:formula="of:=MIN(FLOOR([.B95];1);2000000)" office:value-type="float" office:value="777879">
            <text:p>777879</text:p>
          </table:table-cell>
          <table:table-cell table:number-columns-repeated="4"/>
        </table:table-row>
        <table:table-row table:style-name="ro2">
          <table:table-cell table:formula="of:=[.A95]+1" office:value-type="float" office:value="95">
            <text:p>95</text:p>
          </table:table-cell>
          <table:table-cell table:formula="of:=[.B95]*1.1" office:value-type="float" office:value="855667.604660782">
            <text:p>855667.604660782</text:p>
          </table:table-cell>
          <table:table-cell table:formula="of:=ROUND([.B96])" office:value-type="float" office:value="855668">
            <text:p>855668</text:p>
          </table:table-cell>
          <table:table-cell table:style-name="ce4" table:formula="of:=FLOOR([.B96];1)" office:value-type="float" office:value="855667">
            <text:p>855667</text:p>
          </table:table-cell>
          <table:table-cell table:formula="of:=MIN(FLOOR([.B96];1);2000000)" office:value-type="float" office:value="855667">
            <text:p>855667</text:p>
          </table:table-cell>
          <table:table-cell table:number-columns-repeated="4"/>
        </table:table-row>
        <table:table-row table:style-name="ro2">
          <table:table-cell table:formula="of:=[.A96]+1" office:value-type="float" office:value="96">
            <text:p>96</text:p>
          </table:table-cell>
          <table:table-cell table:formula="of:=[.B96]*1.1" office:value-type="float" office:value="941234.36512686">
            <text:p>941234.36512686</text:p>
          </table:table-cell>
          <table:table-cell table:formula="of:=ROUND([.B97])" office:value-type="float" office:value="941234">
            <text:p>941234</text:p>
          </table:table-cell>
          <table:table-cell table:style-name="ce4" table:formula="of:=FLOOR([.B97];1)" office:value-type="float" office:value="941234">
            <text:p>941234</text:p>
          </table:table-cell>
          <table:table-cell table:formula="of:=MIN(FLOOR([.B97];1);2000000)" office:value-type="float" office:value="941234">
            <text:p>941234</text:p>
          </table:table-cell>
          <table:table-cell table:number-columns-repeated="4"/>
        </table:table-row>
        <table:table-row table:style-name="ro2">
          <table:table-cell table:formula="of:=[.A97]+1" office:value-type="float" office:value="97">
            <text:p>97</text:p>
          </table:table-cell>
          <table:table-cell table:formula="of:=[.B97]*1.1" office:value-type="float" office:value="1035357.80163955">
            <text:p>1035357.80163955</text:p>
          </table:table-cell>
          <table:table-cell table:formula="of:=ROUND([.B98])" office:value-type="float" office:value="1035358">
            <text:p>1035358</text:p>
          </table:table-cell>
          <table:table-cell table:style-name="ce4" table:formula="of:=FLOOR([.B98];1)" office:value-type="float" office:value="1035357">
            <text:p>1035357</text:p>
          </table:table-cell>
          <table:table-cell table:formula="of:=MIN(FLOOR([.B98];1);2000000)" office:value-type="float" office:value="1035357">
            <text:p>1035357</text:p>
          </table:table-cell>
          <table:table-cell table:number-columns-repeated="4"/>
        </table:table-row>
        <table:table-row table:style-name="ro2">
          <table:table-cell table:formula="of:=[.A98]+1" office:value-type="float" office:value="98">
            <text:p>98</text:p>
          </table:table-cell>
          <table:table-cell table:formula="of:=[.B98]*1.1" office:value-type="float" office:value="1138893.5818035">
            <text:p>1138893.5818035</text:p>
          </table:table-cell>
          <table:table-cell table:formula="of:=ROUND([.B99])" office:value-type="float" office:value="1138894">
            <text:p>1138894</text:p>
          </table:table-cell>
          <table:table-cell table:style-name="ce4" table:formula="of:=FLOOR([.B99];1)" office:value-type="float" office:value="1138893">
            <text:p>1138893</text:p>
          </table:table-cell>
          <table:table-cell table:formula="of:=MIN(FLOOR([.B99];1);2000000)" office:value-type="float" office:value="1138893">
            <text:p>1138893</text:p>
          </table:table-cell>
          <table:table-cell table:number-columns-repeated="4"/>
        </table:table-row>
        <table:table-row table:style-name="ro2">
          <table:table-cell table:formula="of:=[.A99]+1" office:value-type="float" office:value="99">
            <text:p>99</text:p>
          </table:table-cell>
          <table:table-cell table:formula="of:=[.B99]*1.1" office:value-type="float" office:value="1252782.93998385">
            <text:p>1252782.93998385</text:p>
          </table:table-cell>
          <table:table-cell table:formula="of:=ROUND([.B100])" office:value-type="float" office:value="1252783">
            <text:p>1252783</text:p>
          </table:table-cell>
          <table:table-cell table:style-name="ce4" table:formula="of:=FLOOR([.B100];1)" office:value-type="float" office:value="1252782">
            <text:p>1252782</text:p>
          </table:table-cell>
          <table:table-cell table:formula="of:=MIN(FLOOR([.B100];1);2000000)" office:value-type="float" office:value="1252782">
            <text:p>1252782</text:p>
          </table:table-cell>
          <table:table-cell table:number-columns-repeated="4"/>
        </table:table-row>
        <table:table-row table:style-name="ro2">
          <table:table-cell table:formula="of:=[.A100]+1" office:value-type="float" office:value="100">
            <text:p>100</text:p>
          </table:table-cell>
          <table:table-cell table:formula="of:=[.B100]*1.1" office:value-type="float" office:value="1378061.23398224">
            <text:p>1378061.23398224</text:p>
          </table:table-cell>
          <table:table-cell table:formula="of:=ROUND([.B101])" office:value-type="float" office:value="1378061">
            <text:p>1378061</text:p>
          </table:table-cell>
          <table:table-cell table:style-name="ce4" table:formula="of:=FLOOR([.B101];1)" office:value-type="float" office:value="1378061">
            <text:p>1378061</text:p>
          </table:table-cell>
          <table:table-cell table:formula="of:=MIN(FLOOR([.B101];1);2000000)" office:value-type="float" office:value="1378061">
            <text:p>1378061</text:p>
          </table:table-cell>
          <table:table-cell table:number-columns-repeated="4"/>
        </table:table-row>
        <table:table-row table:style-name="ro2">
          <table:table-cell table:formula="of:=[.A101]+1" office:value-type="float" office:value="101">
            <text:p>101</text:p>
          </table:table-cell>
          <table:table-cell table:formula="of:=[.B101]*1.1" office:value-type="float" office:value="1515867.35738046">
            <text:p>1515867.35738046</text:p>
          </table:table-cell>
          <table:table-cell table:formula="of:=ROUND([.B102])" office:value-type="float" office:value="1515867">
            <text:p>1515867</text:p>
          </table:table-cell>
          <table:table-cell table:style-name="ce4" table:formula="of:=FLOOR([.B102];1)" office:value-type="float" office:value="1515867">
            <text:p>1515867</text:p>
          </table:table-cell>
          <table:table-cell table:formula="of:=MIN(FLOOR([.B102];1);2000000)" office:value-type="float" office:value="1515867">
            <text:p>1515867</text:p>
          </table:table-cell>
          <table:table-cell table:number-columns-repeated="4"/>
        </table:table-row>
        <table:table-row table:style-name="ro2">
          <table:table-cell table:formula="of:=[.A102]+1" office:value-type="float" office:value="102">
            <text:p>102</text:p>
          </table:table-cell>
          <table:table-cell table:formula="of:=[.B102]*1.1" office:value-type="float" office:value="1667454.09311851">
            <text:p>1667454.09311851</text:p>
          </table:table-cell>
          <table:table-cell table:formula="of:=ROUND([.B103])" office:value-type="float" office:value="1667454">
            <text:p>1667454</text:p>
          </table:table-cell>
          <table:table-cell table:style-name="ce4" table:formula="of:=FLOOR([.B103];1)" office:value-type="float" office:value="1667454">
            <text:p>1667454</text:p>
          </table:table-cell>
          <table:table-cell table:formula="of:=MIN(FLOOR([.B103];1);2000000)" office:value-type="float" office:value="1667454">
            <text:p>1667454</text:p>
          </table:table-cell>
          <table:table-cell table:number-columns-repeated="4"/>
        </table:table-row>
        <table:table-row table:style-name="ro2">
          <table:table-cell table:formula="of:=[.A103]+1" office:value-type="float" office:value="103">
            <text:p>103</text:p>
          </table:table-cell>
          <table:table-cell table:formula="of:=[.B103]*1.1" office:value-type="float" office:value="1834199.50243036">
            <text:p>1834199.50243036</text:p>
          </table:table-cell>
          <table:table-cell table:formula="of:=ROUND([.B104])" office:value-type="float" office:value="1834200">
            <text:p>1834200</text:p>
          </table:table-cell>
          <table:table-cell table:style-name="ce4" table:formula="of:=FLOOR([.B104];1)" office:value-type="float" office:value="1834199">
            <text:p>1834199</text:p>
          </table:table-cell>
          <table:table-cell table:formula="of:=MIN(FLOOR([.B104];1);2000000)" office:value-type="float" office:value="1834199">
            <text:p>1834199</text:p>
          </table:table-cell>
          <table:table-cell table:number-columns-repeated="4"/>
        </table:table-row>
        <table:table-row table:style-name="ro2">
          <table:table-cell table:formula="of:=[.A104]+1" office:value-type="float" office:value="104">
            <text:p>104</text:p>
          </table:table-cell>
          <table:table-cell table:formula="of:=[.B104]*1.1" office:value-type="float" office:value="2017619.45267339">
            <text:p>2017619.45267339</text:p>
          </table:table-cell>
          <table:table-cell table:formula="of:=ROUND([.B105])" office:value-type="float" office:value="2017619">
            <text:p>2017619</text:p>
          </table:table-cell>
          <table:table-cell table:style-name="ce4" table:formula="of:=FLOOR([.B105];1)" office:value-type="float" office:value="2017619">
            <text:p>2017619</text:p>
          </table:table-cell>
          <table:table-cell table:formula="of:=MIN(FLOOR([.B105];1);2000000)" office:value-type="float" office:value="2000000">
            <text:p>2000000</text:p>
          </table:table-cell>
          <table:table-cell table:number-columns-repeated="4"/>
        </table:table-row>
        <table:table-row table:style-name="ro2">
          <table:table-cell table:formula="of:=[.A105]+1" office:value-type="float" office:value="105">
            <text:p>105</text:p>
          </table:table-cell>
          <table:table-cell table:formula="of:=[.B105]*1.1" office:value-type="float" office:value="2219381.39794073">
            <text:p>2219381.39794073</text:p>
          </table:table-cell>
          <table:table-cell table:formula="of:=ROUND([.B106])" office:value-type="float" office:value="2219381">
            <text:p>2219381</text:p>
          </table:table-cell>
          <table:table-cell table:style-name="ce4" table:formula="of:=FLOOR([.B106];1)" office:value-type="float" office:value="2219381">
            <text:p>2219381</text:p>
          </table:table-cell>
          <table:table-cell table:formula="of:=MIN(FLOOR([.B106];1);2000000)" office:value-type="float" office:value="2000000">
            <text:p>2000000</text:p>
          </table:table-cell>
          <table:table-cell table:number-columns-repeated="4"/>
        </table:table-row>
        <table:table-row table:style-name="ro2">
          <table:table-cell table:formula="of:=[.A106]+1" office:value-type="float" office:value="106">
            <text:p>106</text:p>
          </table:table-cell>
          <table:table-cell table:formula="of:=[.B106]*1.1" office:value-type="float" office:value="2441319.53773481">
            <text:p>2441319.53773481</text:p>
          </table:table-cell>
          <table:table-cell table:formula="of:=ROUND([.B107])" office:value-type="float" office:value="2441320">
            <text:p>2441320</text:p>
          </table:table-cell>
          <table:table-cell table:style-name="ce4" table:formula="of:=FLOOR([.B107];1)" office:value-type="float" office:value="2441319">
            <text:p>2441319</text:p>
          </table:table-cell>
          <table:table-cell table:formula="of:=MIN(FLOOR([.B107];1);2000000)" office:value-type="float" office:value="2000000">
            <text:p>2000000</text:p>
          </table:table-cell>
          <table:table-cell table:number-columns-repeated="4"/>
        </table:table-row>
        <table:table-row table:style-name="ro2">
          <table:table-cell table:formula="of:=[.A107]+1" office:value-type="float" office:value="107">
            <text:p>107</text:p>
          </table:table-cell>
          <table:table-cell table:formula="of:=[.B107]*1.1" office:value-type="float" office:value="2685451.49150829">
            <text:p>2685451.49150829</text:p>
          </table:table-cell>
          <table:table-cell table:formula="of:=ROUND([.B108])" office:value-type="float" office:value="2685451">
            <text:p>2685451</text:p>
          </table:table-cell>
          <table:table-cell table:style-name="ce4" table:formula="of:=FLOOR([.B108];1)" office:value-type="float" office:value="2685451">
            <text:p>2685451</text:p>
          </table:table-cell>
          <table:table-cell table:formula="of:=MIN(FLOOR([.B108];1);2000000)" office:value-type="float" office:value="2000000">
            <text:p>2000000</text:p>
          </table:table-cell>
          <table:table-cell table:number-columns-repeated="4"/>
        </table:table-row>
        <table:table-row table:style-name="ro2">
          <table:table-cell table:formula="of:=[.A108]+1" office:value-type="float" office:value="108">
            <text:p>108</text:p>
          </table:table-cell>
          <table:table-cell table:formula="of:=[.B108]*1.1" office:value-type="float" office:value="2953996.64065912">
            <text:p>2953996.64065912</text:p>
          </table:table-cell>
          <table:table-cell table:formula="of:=ROUND([.B109])" office:value-type="float" office:value="2953997">
            <text:p>2953997</text:p>
          </table:table-cell>
          <table:table-cell table:style-name="ce4" table:formula="of:=FLOOR([.B109];1)" office:value-type="float" office:value="2953996">
            <text:p>2953996</text:p>
          </table:table-cell>
          <table:table-cell table:formula="of:=MIN(FLOOR([.B109];1);2000000)" office:value-type="float" office:value="2000000">
            <text:p>2000000</text:p>
          </table:table-cell>
          <table:table-cell table:number-columns-repeated="4"/>
        </table:table-row>
        <table:table-row table:style-name="ro2">
          <table:table-cell table:formula="of:=[.A109]+1" office:value-type="float" office:value="109">
            <text:p>109</text:p>
          </table:table-cell>
          <table:table-cell table:formula="of:=[.B109]*1.1" office:value-type="float" office:value="3249396.30472503">
            <text:p>3249396.30472503</text:p>
          </table:table-cell>
          <table:table-cell table:formula="of:=ROUND([.B110])" office:value-type="float" office:value="3249396">
            <text:p>3249396</text:p>
          </table:table-cell>
          <table:table-cell table:style-name="ce4" table:formula="of:=FLOOR([.B110];1)" office:value-type="float" office:value="3249396">
            <text:p>3249396</text:p>
          </table:table-cell>
          <table:table-cell table:formula="of:=MIN(FLOOR([.B110];1);2000000)" office:value-type="float" office:value="2000000">
            <text:p>2000000</text:p>
          </table:table-cell>
          <table:table-cell table:number-columns-repeated="4"/>
        </table:table-row>
        <table:table-row table:style-name="ro2">
          <table:table-cell table:formula="of:=[.A110]+1" office:value-type="float" office:value="110">
            <text:p>110</text:p>
          </table:table-cell>
          <table:table-cell table:formula="of:=[.B110]*1.1" office:value-type="float" office:value="3574335.93519753">
            <text:p>3574335.93519753</text:p>
          </table:table-cell>
          <table:table-cell table:formula="of:=ROUND([.B111])" office:value-type="float" office:value="3574336">
            <text:p>3574336</text:p>
          </table:table-cell>
          <table:table-cell table:style-name="ce4" table:formula="of:=FLOOR([.B111];1)" office:value-type="float" office:value="3574335">
            <text:p>3574335</text:p>
          </table:table-cell>
          <table:table-cell table:formula="of:=MIN(FLOOR([.B111];1);2000000)" office:value-type="float" office:value="2000000">
            <text:p>2000000</text:p>
          </table:table-cell>
          <table:table-cell table:number-columns-repeated="4"/>
        </table:table-row>
        <table:table-row table:style-name="ro2" table:number-rows-repeated="59">
          <table:table-cell table:number-columns-repeated="3"/>
          <table:table-cell table:style-name="ce5"/>
          <table:table-cell table:number-columns-repeated="5"/>
        </table:table-row>
        <table:table-row table:style-name="ro2" table:number-rows-repeated="104840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00-00-00</text:date>, <text:time style:data-style-name="N2" text:time-value="0000-00-00T21:49:08.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20:09:48</meta:creation-date>
    <dc:date>2013-09-12T21:53:42.99</dc:date>
    <meta:editing-duration>PT5H25M57S</meta:editing-duration>
    <meta:editing-cycles>17</meta:editing-cycles>
    <meta:generator>LibreOffice/4.0.3.3$Windows_x86 LibreOffice_project/0eaa50a932c8f2199a615e1eb30f7ac74279539</meta:generator>
    <meta:document-statistic meta:table-count="1" meta:cell-count="647" meta:object-count="0"/>
  </office:meta>
</office:document-meta>
</file>